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006cm"/>
    </style:style>
    <style:style style:name="Tabelle1.B" style:family="table-column">
      <style:table-column-properties style:column-width="3.988cm"/>
    </style:style>
    <style:style style:name="Tabelle1.C" style:family="table-column">
      <style:table-column-properties style:column-width="9.01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Standard">
      <style:text-properties fo:language="en" fo:country="GB" officeooo:rsid="0002eada" officeooo:paragraph-rsid="0002eada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language="en" fo:country="GB" officeooo:rsid="003be6a8" officeooo:paragraph-rsid="003be6a8"/>
    </style:style>
    <style:style style:name="P4" style:family="paragraph" style:parent-style-name="Standard">
      <style:paragraph-properties>
        <style:tab-stops>
          <style:tab-stop style:position="2.501cm"/>
        </style:tab-stops>
      </style:paragraph-properties>
      <style:text-properties fo:language="en" fo:country="GB" officeooo:rsid="003dbafd" officeooo:paragraph-rsid="003dbafd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fo:language="en" fo:country="GB" officeooo:paragraph-rsid="00079086"/>
    </style:style>
    <style:style style:name="P7" style:family="paragraph" style:parent-style-name="Text_20_body">
      <style:text-properties fo:language="en" fo:country="GB" officeooo:paragraph-rsid="003be6a8"/>
    </style:style>
    <style:style style:name="P8" style:family="paragraph" style:parent-style-name="Text_20_body">
      <style:text-properties fo:language="en" fo:country="GB" officeooo:rsid="003f4039" officeooo:paragraph-rsid="003f4039"/>
    </style:style>
    <style:style style:name="P9" style:family="paragraph" style:parent-style-name="Text_20_body">
      <style:text-properties fo:language="en" fo:country="GB" officeooo:rsid="0053fc9f" officeooo:paragraph-rsid="0056c29d"/>
    </style:style>
    <style:style style:name="P10" style:family="paragraph" style:parent-style-name="Text_20_body">
      <style:text-properties fo:language="en" fo:country="GB" officeooo:rsid="0053fc9f" officeooo:paragraph-rsid="0057ff0a"/>
    </style:style>
    <style:style style:name="P11" style:family="paragraph" style:parent-style-name="Text_20_body">
      <style:text-properties fo:language="en" fo:country="GB" officeooo:rsid="003a0f5e" officeooo:paragraph-rsid="003a0f5e"/>
    </style:style>
    <style:style style:name="P12" style:family="paragraph" style:parent-style-name="Text_20_body">
      <style:text-properties fo:language="en" fo:country="GB" officeooo:rsid="0089a964" officeooo:paragraph-rsid="0089a964"/>
    </style:style>
    <style:style style:name="P13" style:family="paragraph" style:parent-style-name="Text_20_body">
      <style:text-properties fo:language="en" fo:country="GB" officeooo:rsid="004bd713" officeooo:paragraph-rsid="004bd713"/>
    </style:style>
    <style:style style:name="P14" style:family="paragraph" style:parent-style-name="Text_20_body">
      <style:text-properties fo:language="en" fo:country="GB" officeooo:rsid="008b5708" officeooo:paragraph-rsid="008b5708"/>
    </style:style>
    <style:style style:name="P15" style:family="paragraph" style:parent-style-name="Text_20_body">
      <style:text-properties fo:language="en" fo:country="GB" officeooo:rsid="00b0902f" officeooo:paragraph-rsid="00b0902f"/>
    </style:style>
    <style:style style:name="P16" style:family="paragraph" style:parent-style-name="Text_20_body">
      <style:text-properties fo:language="en" fo:country="GB" officeooo:rsid="004fab07" officeooo:paragraph-rsid="01863e83"/>
    </style:style>
    <style:style style:name="P17" style:family="paragraph" style:parent-style-name="Text_20_body">
      <style:text-properties fo:language="en" fo:country="GB" officeooo:rsid="004fab07" officeooo:paragraph-rsid="01872b68"/>
    </style:style>
    <style:style style:name="P18" style:family="paragraph" style:parent-style-name="Text_20_body">
      <style:text-properties fo:language="en" fo:country="GB" officeooo:paragraph-rsid="01872b68"/>
    </style:style>
    <style:style style:name="P19" style:family="paragraph" style:parent-style-name="Title">
      <style:text-properties fo:language="en" fo:country="GB" officeooo:paragraph-rsid="003be6a8"/>
    </style:style>
    <style:style style:name="P20" style:family="paragraph" style:parent-style-name="Subtitle">
      <style:text-properties fo:language="en" fo:country="GB" officeooo:rsid="003be6a8" officeooo:paragraph-rsid="003cb0e3"/>
    </style:style>
    <style:style style:name="P21" style:family="paragraph" style:parent-style-name="Table_20_Contents">
      <style:text-properties fo:language="en" fo:country="GB" officeooo:rsid="0053fc9f" officeooo:paragraph-rsid="0056c29d"/>
    </style:style>
    <style:style style:name="P22" style:family="paragraph" style:parent-style-name="Table_20_Contents">
      <style:text-properties fo:language="en" fo:country="GB" officeooo:rsid="00550a9a" officeooo:paragraph-rsid="0056c29d"/>
    </style:style>
    <style:style style:name="P23" style:family="paragraph" style:parent-style-name="Table_20_Heading">
      <style:text-properties fo:language="en" fo:country="GB" officeooo:paragraph-rsid="0056c29d"/>
    </style:style>
    <style:style style:name="P24" style:family="paragraph" style:parent-style-name="Preformatted_20_Text">
      <style:text-properties officeooo:rsid="008b5708" officeooo:paragraph-rsid="008b5708"/>
    </style:style>
    <style:style style:name="P25" style:family="paragraph" style:parent-style-name="Preformatted_20_Text">
      <style:text-properties officeooo:paragraph-rsid="01872b68"/>
    </style:style>
    <style:style style:name="P26" style:family="paragraph" style:parent-style-name="Text_20_body">
      <style:paragraph-properties fo:break-before="page"/>
      <style:text-properties fo:language="en" fo:country="GB" officeooo:rsid="004fab07" officeooo:paragraph-rsid="01872b68"/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 style:master-page-name="First_20_Page">
      <style:paragraph-properties style:page-number="auto"/>
    </style:style>
    <style:style style:name="P30" style:family="paragraph" style:parent-style-name="Text_20_body" style:list-style-name="L1">
      <style:text-properties officeooo:paragraph-rsid="00aec22b"/>
    </style:style>
    <style:style style:name="P31" style:family="paragraph" style:parent-style-name="Text_20_body" style:list-style-name="L1">
      <style:text-properties officeooo:rsid="00aec22b" officeooo:paragraph-rsid="00b0902f"/>
    </style:style>
    <style:style style:name="P32" style:family="paragraph" style:parent-style-name="Text_20_body" style:list-style-name="Numbering_20_123">
      <style:text-properties officeooo:paragraph-rsid="01b1d75d"/>
    </style:style>
    <style:style style:name="P33" style:family="paragraph" style:parent-style-name="Text_20_body" style:list-style-name="Numbering_20_123">
      <style:text-properties officeooo:paragraph-rsid="00079086"/>
    </style:style>
    <style:style style:name="P34" style:family="paragraph" style:parent-style-name="Text_20_body" style:list-style-name="Numbering_20_123">
      <style:text-properties officeooo:paragraph-rsid="00227bb9"/>
    </style:style>
    <style:style style:name="P35" style:family="paragraph" style:parent-style-name="Text_20_body" style:list-style-name="Numbering_20_123">
      <style:text-properties officeooo:paragraph-rsid="0011f7cc"/>
    </style:style>
    <style:style style:name="P36" style:family="paragraph" style:parent-style-name="Text_20_body" style:list-style-name="Numbering_20_123">
      <style:text-properties officeooo:paragraph-rsid="0026c64a"/>
    </style:style>
    <style:style style:name="P37" style:family="paragraph" style:parent-style-name="Text_20_body" style:list-style-name="Numbering_20_123">
      <style:text-properties officeooo:paragraph-rsid="002d302d"/>
    </style:style>
    <style:style style:name="P38" style:family="paragraph" style:parent-style-name="Text_20_body" style:list-style-name="Numbering_20_123">
      <style:text-properties officeooo:paragraph-rsid="0045efe5"/>
    </style:style>
    <style:style style:name="P39" style:family="paragraph" style:parent-style-name="Text_20_body" style:list-style-name="Numbering_20_123">
      <style:text-properties officeooo:paragraph-rsid="000ebe87"/>
    </style:style>
    <style:style style:name="P40" style:family="paragraph" style:parent-style-name="Text_20_body" style:list-style-name="Numbering_20_123">
      <style:text-properties officeooo:paragraph-rsid="000c2650"/>
    </style:style>
    <style:style style:name="P41" style:family="paragraph" style:parent-style-name="Text_20_body" style:list-style-name="Numbering_20_123">
      <style:text-properties officeooo:paragraph-rsid="0042419d"/>
    </style:style>
    <style:style style:name="P42" style:family="paragraph" style:parent-style-name="Text_20_body">
      <style:text-properties fo:language="en" fo:country="GB"/>
    </style:style>
    <style:style style:name="P43" style:family="paragraph" style:parent-style-name="Text_20_body" style:list-style-name="Numbering_20_123">
      <style:text-properties fo:language="en" fo:country="GB" officeooo:rsid="00054184" officeooo:paragraph-rsid="00079086"/>
    </style:style>
    <style:style style:name="P44" style:family="paragraph" style:parent-style-name="Text_20_body" style:list-style-name="Numbering_20_123">
      <style:text-properties fo:language="en" fo:country="GB" officeooo:rsid="00054184" officeooo:paragraph-rsid="0042419d"/>
    </style:style>
    <style:style style:name="P45" style:family="paragraph" style:parent-style-name="Text_20_body" style:list-style-name="Numbering_20_123">
      <style:text-properties fo:language="en" fo:country="GB" officeooo:rsid="0005b8cc" officeooo:paragraph-rsid="00079086"/>
    </style:style>
    <style:style style:name="P46" style:family="paragraph" style:parent-style-name="Text_20_body" style:list-style-name="Numbering_20_123">
      <style:text-properties fo:language="en" fo:country="GB" officeooo:rsid="0005b8cc" officeooo:paragraph-rsid="00440165"/>
    </style:style>
    <style:style style:name="P47" style:family="paragraph" style:parent-style-name="Text_20_body" style:list-style-name="Numbering_20_123">
      <style:text-properties fo:language="en" fo:country="GB" officeooo:rsid="0011f7cc" officeooo:paragraph-rsid="0011f7cc"/>
    </style:style>
    <style:style style:name="P48" style:family="paragraph" style:parent-style-name="Text_20_body" style:list-style-name="Numbering_20_123">
      <style:text-properties fo:language="en" fo:country="GB" officeooo:rsid="0013dd43" officeooo:paragraph-rsid="0013dd43"/>
    </style:style>
    <style:style style:name="P49" style:family="paragraph" style:parent-style-name="Text_20_body" style:list-style-name="Numbering_20_123">
      <style:text-properties fo:language="en" fo:country="GB" officeooo:rsid="002096f6" officeooo:paragraph-rsid="002096f6"/>
    </style:style>
    <style:style style:name="P50" style:family="paragraph" style:parent-style-name="Text_20_body" style:list-style-name="Numbering_20_123">
      <style:text-properties fo:language="en" fo:country="GB" officeooo:rsid="0021e978" officeooo:paragraph-rsid="0021e978"/>
    </style:style>
    <style:style style:name="P51" style:family="paragraph" style:parent-style-name="Text_20_body" style:list-style-name="Numbering_20_123">
      <style:text-properties fo:language="en" fo:country="GB" officeooo:rsid="00879baa" officeooo:paragraph-rsid="00879baa"/>
    </style:style>
    <style:style style:name="P52" style:family="paragraph" style:parent-style-name="Text_20_body" style:list-style-name="Numbering_20_123">
      <style:text-properties fo:language="en" fo:country="GB" officeooo:rsid="0088385e" officeooo:paragraph-rsid="0088385e"/>
    </style:style>
    <style:style style:name="P53" style:family="paragraph" style:parent-style-name="Text_20_body" style:list-style-name="Numbering_20_123">
      <style:text-properties fo:language="en" fo:country="GB" officeooo:rsid="0026c64a" officeooo:paragraph-rsid="0026c64a"/>
    </style:style>
    <style:style style:name="P54" style:family="paragraph" style:parent-style-name="Text_20_body" style:list-style-name="Numbering_20_123">
      <style:text-properties fo:language="en" fo:country="GB" officeooo:rsid="0031d500" officeooo:paragraph-rsid="0031d500"/>
    </style:style>
    <style:style style:name="P55" style:family="paragraph" style:parent-style-name="Text_20_body" style:list-style-name="Numbering_20_123">
      <style:text-properties fo:language="en" fo:country="GB" officeooo:rsid="0032cad4" officeooo:paragraph-rsid="0032cad4"/>
    </style:style>
    <style:style style:name="P56" style:family="paragraph" style:parent-style-name="Text_20_body" style:list-style-name="Numbering_20_123">
      <style:text-properties fo:language="en" fo:country="GB" officeooo:rsid="0032cad4" officeooo:paragraph-rsid="01d461ef"/>
    </style:style>
    <style:style style:name="P57" style:family="paragraph" style:parent-style-name="Text_20_body" style:list-style-name="Numbering_20_123">
      <style:text-properties fo:language="en" fo:country="GB" officeooo:rsid="0008bfcd" officeooo:paragraph-rsid="0008bfcd"/>
    </style:style>
    <style:style style:name="P58" style:family="paragraph" style:parent-style-name="Text_20_body" style:list-style-name="Numbering_20_123">
      <style:text-properties fo:language="en" fo:country="GB" officeooo:rsid="0008bfcd" officeooo:paragraph-rsid="01d82da2"/>
    </style:style>
    <style:style style:name="P59" style:family="paragraph" style:parent-style-name="Text_20_body" style:list-style-name="Numbering_20_123">
      <style:text-properties fo:language="en" fo:country="GB" officeooo:rsid="000ac5e0" officeooo:paragraph-rsid="000ac5e0"/>
    </style:style>
    <style:style style:name="P60" style:family="paragraph" style:parent-style-name="Text_20_body" style:list-style-name="L2">
      <style:text-properties fo:language="en" fo:country="GB" officeooo:rsid="01a8e72d" officeooo:paragraph-rsid="01a8e72d"/>
    </style:style>
    <style:style style:name="P61" style:family="paragraph" style:parent-style-name="Text_20_body" style:list-style-name="L3">
      <style:text-properties fo:language="en" fo:country="GB" officeooo:rsid="008c2b33" officeooo:paragraph-rsid="008c2b33"/>
    </style:style>
    <style:style style:name="P62" style:family="paragraph" style:parent-style-name="Text_20_body" style:list-style-name="L3">
      <style:text-properties fo:language="en" fo:country="GB" officeooo:rsid="008c2b33" officeooo:paragraph-rsid="008d43ae"/>
    </style:style>
    <style:style style:name="P63" style:family="paragraph" style:parent-style-name="Text_20_body" style:list-style-name="L3">
      <style:text-properties fo:language="en" fo:country="GB" officeooo:rsid="008c2b33" officeooo:paragraph-rsid="01872b68"/>
    </style:style>
    <style:style style:name="P64" style:family="paragraph" style:parent-style-name="Text_20_body" style:list-style-name="L3">
      <style:text-properties fo:language="en" fo:country="GB" officeooo:rsid="008d43ae" officeooo:paragraph-rsid="008d43ae"/>
    </style:style>
    <style:style style:name="P65" style:family="paragraph" style:parent-style-name="Text_20_body" style:list-style-name="L3">
      <style:text-properties fo:language="en" fo:country="GB" officeooo:rsid="008d43ae" officeooo:paragraph-rsid="00939cf7"/>
    </style:style>
    <style:style style:name="P66" style:family="paragraph" style:parent-style-name="Text_20_body" style:list-style-name="L3">
      <style:text-properties fo:language="en" fo:country="GB" officeooo:rsid="008d43ae" officeooo:paragraph-rsid="01872b68"/>
    </style:style>
    <style:style style:name="P67" style:family="paragraph" style:parent-style-name="Text_20_body" style:list-style-name="L3">
      <style:text-properties fo:language="en" fo:country="GB" officeooo:rsid="0094b4b2" officeooo:paragraph-rsid="0094b4b2"/>
    </style:style>
    <style:style style:name="P68" style:family="paragraph" style:parent-style-name="Text_20_body" style:list-style-name="L3">
      <style:text-properties fo:language="en" fo:country="GB" officeooo:rsid="008dd77e" officeooo:paragraph-rsid="008dd77e"/>
    </style:style>
    <style:style style:name="P69" style:family="paragraph" style:parent-style-name="Text_20_body">
      <style:text-properties fo:language="en" fo:country="GB" officeooo:rsid="0194d0e7" officeooo:paragraph-rsid="0194d0e7"/>
    </style:style>
    <style:style style:name="P70" style:family="paragraph" style:parent-style-name="Text_20_body">
      <style:text-properties fo:language="en" fo:country="GB" officeooo:rsid="01887292" officeooo:paragraph-rsid="01ee1126"/>
    </style:style>
    <style:style style:name="P71" style:family="paragraph" style:parent-style-name="Text_20_body">
      <style:text-properties fo:language="en" fo:country="GB" officeooo:rsid="018af34c" officeooo:paragraph-rsid="01e814db"/>
    </style:style>
    <style:style style:name="P72" style:family="paragraph" style:parent-style-name="Text_20_body">
      <style:text-properties fo:language="en" fo:country="GB" officeooo:rsid="019b2da7" officeooo:paragraph-rsid="019c2eac"/>
    </style:style>
    <style:style style:name="P73" style:family="paragraph" style:parent-style-name="Text_20_body" style:list-style-name="L4">
      <style:text-properties fo:language="en" fo:country="GB" officeooo:rsid="019b2da7" officeooo:paragraph-rsid="01a5abfe"/>
    </style:style>
    <style:style style:name="P74" style:family="paragraph" style:parent-style-name="Text_20_body">
      <style:text-properties fo:language="en" fo:country="GB" officeooo:rsid="019970a0" officeooo:paragraph-rsid="019970a0"/>
    </style:style>
    <style:style style:name="P75" style:family="paragraph" style:parent-style-name="Text_20_body" style:list-style-name="L2">
      <style:text-properties officeooo:rsid="01a8e72d" officeooo:paragraph-rsid="01c4d430"/>
    </style:style>
    <style:style style:name="P76" style:family="paragraph" style:parent-style-name="Text_20_body" style:list-style-name="L2">
      <style:text-properties officeooo:rsid="01c3cc6f" officeooo:paragraph-rsid="01c3cc6f"/>
    </style:style>
    <style:style style:name="P77" style:family="paragraph" style:parent-style-name="Text_20_body" style:list-style-name="L2">
      <style:text-properties officeooo:rsid="01a954d4" officeooo:paragraph-rsid="01a954d4"/>
    </style:style>
    <style:style style:name="P78" style:family="paragraph" style:parent-style-name="Text_20_body" style:list-style-name="L4">
      <style:text-properties officeooo:rsid="019b2da7" officeooo:paragraph-rsid="019c2eac"/>
    </style:style>
    <style:style style:name="P79" style:family="paragraph" style:parent-style-name="Text_20_body" style:list-style-name="L4">
      <style:text-properties officeooo:rsid="019b2da7" officeooo:paragraph-rsid="01a5abfe"/>
    </style:style>
    <style:style style:name="P80" style:family="paragraph" style:parent-style-name="Heading_20_1">
      <style:text-properties fo:language="en" fo:country="GB"/>
    </style:style>
    <style:style style:name="P81" style:family="paragraph" style:parent-style-name="Heading_20_1">
      <style:text-properties fo:language="en" fo:country="GB" officeooo:rsid="00365412" officeooo:paragraph-rsid="00365412"/>
    </style:style>
    <style:style style:name="P82" style:family="paragraph" style:parent-style-name="Heading_20_1">
      <style:text-properties fo:language="en" fo:country="GB" officeooo:rsid="01a8e72d" officeooo:paragraph-rsid="01a8e72d"/>
    </style:style>
    <style:style style:name="P83" style:family="paragraph" style:parent-style-name="Heading_20_1">
      <style:text-properties fo:language="en" fo:country="GB" officeooo:rsid="01872b68" officeooo:paragraph-rsid="01872b68"/>
    </style:style>
    <style:style style:name="P84" style:family="paragraph" style:parent-style-name="Heading_20_1">
      <style:paragraph-properties fo:break-before="page"/>
      <style:text-properties fo:language="en" fo:country="GB" officeooo:rsid="0056c29d" officeooo:paragraph-rsid="0056c29d"/>
    </style:style>
    <style:style style:name="P85" style:family="paragraph" style:parent-style-name="Contents_20_Heading" style:master-page-name="Standard">
      <style:paragraph-properties style:page-number="1" fo:break-before="page"/>
    </style:style>
    <style:style style:name="P86" style:family="paragraph" style:parent-style-name="Heading_20_2">
      <style:text-properties fo:language="en" fo:country="GB"/>
    </style:style>
    <style:style style:name="P87" style:family="paragraph" style:parent-style-name="Heading_20_2">
      <style:text-properties fo:language="en" fo:country="GB" officeooo:rsid="00365412" officeooo:paragraph-rsid="00365412"/>
    </style:style>
    <style:style style:name="P88" style:family="paragraph" style:parent-style-name="Heading_20_2">
      <style:text-properties fo:language="en" fo:country="GB" officeooo:rsid="00390b62" officeooo:paragraph-rsid="00390b62"/>
    </style:style>
    <style:style style:name="T1" style:family="text">
      <style:text-properties officeooo:rsid="0005b8cc"/>
    </style:style>
    <style:style style:name="T2" style:family="text">
      <style:text-properties officeooo:rsid="00062e10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54184"/>
    </style:style>
    <style:style style:name="T5" style:family="text">
      <style:text-properties fo:language="en" fo:country="GB" officeooo:rsid="0005b8cc"/>
    </style:style>
    <style:style style:name="T6" style:family="text">
      <style:text-properties fo:language="en" fo:country="GB" officeooo:rsid="00062e10"/>
    </style:style>
    <style:style style:name="T7" style:family="text">
      <style:text-properties fo:language="en" fo:country="GB" officeooo:rsid="0011f7cc"/>
    </style:style>
    <style:style style:name="T8" style:family="text">
      <style:text-properties fo:language="en" fo:country="GB" officeooo:rsid="001d8b95"/>
    </style:style>
    <style:style style:name="T9" style:family="text">
      <style:text-properties fo:language="en" fo:country="GB" officeooo:rsid="00227bb9"/>
    </style:style>
    <style:style style:name="T10" style:family="text">
      <style:text-properties fo:language="en" fo:country="GB" officeooo:rsid="0026c64a"/>
    </style:style>
    <style:style style:name="T11" style:family="text">
      <style:text-properties fo:language="en" fo:country="GB" officeooo:rsid="002d302d"/>
    </style:style>
    <style:style style:name="T12" style:family="text">
      <style:text-properties fo:language="en" fo:country="GB" officeooo:rsid="002e212b"/>
    </style:style>
    <style:style style:name="T13" style:family="text">
      <style:text-properties fo:language="en" fo:country="GB" officeooo:rsid="0030080c"/>
    </style:style>
    <style:style style:name="T14" style:family="text">
      <style:text-properties fo:language="en" fo:country="GB" officeooo:rsid="002e5d58"/>
    </style:style>
    <style:style style:name="T15" style:family="text">
      <style:text-properties fo:language="en" fo:country="GB" officeooo:rsid="0034a2b1"/>
    </style:style>
    <style:style style:name="T16" style:family="text">
      <style:text-properties fo:language="en" fo:country="GB" officeooo:rsid="000ebe87"/>
    </style:style>
    <style:style style:name="T17" style:family="text">
      <style:text-properties fo:language="en" fo:country="GB" officeooo:rsid="000c2650"/>
    </style:style>
    <style:style style:name="T18" style:family="text">
      <style:text-properties fo:language="en" fo:country="GB" officeooo:rsid="0045efe5"/>
    </style:style>
    <style:style style:name="T19" style:family="text">
      <style:text-properties fo:language="en" fo:country="GB" officeooo:rsid="00aec22b"/>
    </style:style>
    <style:style style:name="T20" style:family="text">
      <style:text-properties fo:language="en" fo:country="GB" officeooo:rsid="00b0902f"/>
    </style:style>
    <style:style style:name="T21" style:family="text">
      <style:text-properties fo:language="en" fo:country="GB" officeooo:rsid="005b920f"/>
    </style:style>
    <style:style style:name="T22" style:family="text">
      <style:text-properties fo:language="en" fo:country="GB" officeooo:rsid="00b0a0f0"/>
    </style:style>
    <style:style style:name="T23" style:family="text">
      <style:text-properties fo:language="en" fo:country="GB" officeooo:rsid="01599ddf"/>
    </style:style>
    <style:style style:name="T24" style:family="text">
      <style:text-properties fo:language="en" fo:country="GB" officeooo:rsid="015a0936"/>
    </style:style>
    <style:style style:name="T25" style:family="text">
      <style:text-properties fo:language="en" fo:country="GB" officeooo:rsid="015bdc19"/>
    </style:style>
    <style:style style:name="T26" style:family="text">
      <style:text-properties fo:language="en" fo:country="GB" officeooo:rsid="01a9e1c3"/>
    </style:style>
    <style:style style:name="T27" style:family="text">
      <style:text-properties fo:language="en" fo:country="GB" officeooo:rsid="01b1d75d"/>
    </style:style>
    <style:style style:name="T28" style:family="text">
      <style:text-properties fo:language="en" fo:country="GB" fo:font-weight="normal" officeooo:rsid="01b1d75d" style:font-weight-asian="normal" style:font-weight-complex="normal"/>
    </style:style>
    <style:style style:name="T29" style:family="text">
      <style:text-properties fo:language="en" fo:country="GB" fo:font-weight="normal" officeooo:rsid="0032cad4" style:font-weight-asian="normal" style:font-weight-complex="normal"/>
    </style:style>
    <style:style style:name="T30" style:family="text">
      <style:text-properties fo:language="en" fo:country="GB" fo:font-weight="normal" officeooo:rsid="0035e9bd" style:font-weight-asian="normal" style:font-weight-complex="normal"/>
    </style:style>
    <style:style style:name="T31" style:family="text">
      <style:text-properties fo:language="en" fo:country="GB" fo:font-weight="normal" officeooo:rsid="01b3bd00" style:font-weight-asian="normal" style:font-weight-complex="normal"/>
    </style:style>
    <style:style style:name="T32" style:family="text">
      <style:text-properties fo:language="en" fo:country="GB" fo:font-weight="normal" officeooo:rsid="01c0f618" style:font-weight-asian="normal" style:font-weight-complex="normal"/>
    </style:style>
    <style:style style:name="T33" style:family="text">
      <style:text-properties fo:language="en" fo:country="GB" fo:font-weight="normal" officeooo:rsid="01cd40ad" style:font-weight-asian="normal" style:font-weight-complex="normal"/>
    </style:style>
    <style:style style:name="T34" style:family="text">
      <style:text-properties fo:language="en" fo:country="GB" fo:font-weight="normal" officeooo:rsid="01d82da2" style:font-weight-asian="normal" style:font-weight-complex="normal"/>
    </style:style>
    <style:style style:name="T35" style:family="text">
      <style:text-properties fo:language="en" fo:country="GB" officeooo:rsid="01c34b2c"/>
    </style:style>
    <style:style style:name="T36" style:family="text">
      <style:text-properties fo:language="en" fo:country="GB" officeooo:rsid="01c3e63c"/>
    </style:style>
    <style:style style:name="T37" style:family="text">
      <style:text-properties fo:language="en" fo:country="GB" officeooo:rsid="01c66425"/>
    </style:style>
    <style:style style:name="T38" style:family="text">
      <style:text-properties fo:language="en" fo:country="GB" officeooo:rsid="01ca95e2"/>
    </style:style>
    <style:style style:name="T39" style:family="text">
      <style:text-properties fo:language="en" fo:country="GB" officeooo:rsid="01cc0cc8"/>
    </style:style>
    <style:style style:name="T40" style:family="text">
      <style:text-properties fo:language="en" fo:country="GB" officeooo:rsid="01cd40ad"/>
    </style:style>
    <style:style style:name="T41" style:family="text">
      <style:text-properties fo:language="en" fo:country="GB" officeooo:rsid="01d82da2"/>
    </style:style>
    <style:style style:name="T42" style:family="text">
      <style:text-properties fo:language="en" fo:country="GB" officeooo:rsid="01d9bea2"/>
    </style:style>
    <style:style style:name="T43" style:family="text">
      <style:text-properties fo:language="en" fo:country="GB" officeooo:rsid="019c2eac"/>
    </style:style>
    <style:style style:name="T44" style:family="text">
      <style:text-properties fo:language="en" fo:country="GB" officeooo:rsid="01a5abfe"/>
    </style:style>
    <style:style style:name="T45" style:family="text">
      <style:text-properties officeooo:rsid="0008bfcd"/>
    </style:style>
    <style:style style:name="T46" style:family="text">
      <style:text-properties officeooo:rsid="000ac5e0"/>
    </style:style>
    <style:style style:name="T47" style:family="text">
      <style:text-properties officeooo:rsid="000c2650"/>
    </style:style>
    <style:style style:name="T48" style:family="text">
      <style:text-properties officeooo:rsid="000cd22e"/>
    </style:style>
    <style:style style:name="T49" style:family="text">
      <style:text-properties officeooo:rsid="000ebe87"/>
    </style:style>
    <style:style style:name="T50" style:family="text">
      <style:text-properties officeooo:rsid="0013dd43"/>
    </style:style>
    <style:style style:name="T51" style:family="text">
      <style:text-properties officeooo:rsid="00169097"/>
    </style:style>
    <style:style style:name="T52" style:family="text">
      <style:text-properties officeooo:rsid="001d8b95"/>
    </style:style>
    <style:style style:name="T53" style:family="text">
      <style:text-properties officeooo:rsid="00227bb9"/>
    </style:style>
    <style:style style:name="T54" style:family="text">
      <style:text-properties style:font-name="Liberation Sans1" fo:font-size="10.5pt" fo:language="en" fo:country="GB" officeooo:rsid="00227bb9"/>
    </style:style>
    <style:style style:name="T55" style:family="text">
      <style:text-properties style:font-name="Liberation Sans1" fo:font-size="10.5pt" fo:language="en" fo:country="GB" officeooo:rsid="002ba3ae"/>
    </style:style>
    <style:style style:name="T56" style:family="text">
      <style:text-properties style:font-name="Liberation Sans1" fo:font-size="10.5pt" fo:language="en" fo:country="GB" officeooo:rsid="0030080c"/>
    </style:style>
    <style:style style:name="T57" style:family="text">
      <style:text-properties style:font-name="Liberation Sans1" fo:font-size="10.5pt" fo:language="en" fo:country="GB" officeooo:rsid="0034a2b1"/>
    </style:style>
    <style:style style:name="T58" style:family="text">
      <style:text-properties style:font-name="Liberation Sans1" fo:font-size="10.5pt" fo:language="en" fo:country="GB" fo:font-weight="bold" officeooo:rsid="003ad71e" style:font-weight-asian="bold" style:font-weight-complex="bold"/>
    </style:style>
    <style:style style:name="T59" style:family="text">
      <style:text-properties style:font-name="Liberation Sans1" fo:font-size="10.5pt" fo:language="en" fo:country="GB" fo:font-weight="bold" officeooo:rsid="003be6a8" style:font-weight-asian="bold" style:font-weight-complex="bold"/>
    </style:style>
    <style:style style:name="T60" style:family="text">
      <style:text-properties style:font-name="Liberation Sans1" fo:font-size="10.5pt" fo:language="en" fo:country="GB" fo:font-weight="bold" officeooo:rsid="0040ce53" style:font-weight-asian="bold" style:font-weight-complex="bold"/>
    </style:style>
    <style:style style:name="T61" style:family="text">
      <style:text-properties officeooo:rsid="002512c0"/>
    </style:style>
    <style:style style:name="T62" style:family="text">
      <style:text-properties officeooo:rsid="0026f4b3"/>
    </style:style>
    <style:style style:name="T63" style:family="text">
      <style:text-properties officeooo:rsid="0032cad4"/>
    </style:style>
    <style:style style:name="T64" style:family="text">
      <style:text-properties officeooo:rsid="00334467"/>
    </style:style>
    <style:style style:name="T65" style:family="text">
      <style:text-properties officeooo:rsid="0035e9bd"/>
    </style:style>
    <style:style style:name="T66" style:family="text">
      <style:text-properties officeooo:rsid="00380644"/>
    </style:style>
    <style:style style:name="T67" style:family="text">
      <style:text-properties officeooo:rsid="00390b62"/>
    </style:style>
    <style:style style:name="T68" style:family="text">
      <style:text-properties officeooo:rsid="00440165"/>
    </style:style>
    <style:style style:name="T69" style:family="text">
      <style:text-properties officeooo:rsid="0045efe5"/>
    </style:style>
    <style:style style:name="T70" style:family="text">
      <style:text-properties officeooo:rsid="0049c08e"/>
    </style:style>
    <style:style style:name="T71" style:family="text">
      <style:text-properties officeooo:rsid="004b9057"/>
    </style:style>
    <style:style style:name="T72" style:family="text">
      <style:text-properties officeooo:rsid="004c46a8"/>
    </style:style>
    <style:style style:name="T73" style:family="text">
      <style:text-properties officeooo:rsid="00365412"/>
    </style:style>
    <style:style style:name="T74" style:family="text">
      <style:text-properties officeooo:rsid="00550a9a"/>
    </style:style>
    <style:style style:name="T75" style:family="text">
      <style:text-properties officeooo:rsid="0056c29d"/>
    </style:style>
    <style:style style:name="T76" style:family="text">
      <style:text-properties officeooo:rsid="0057ff0a"/>
    </style:style>
    <style:style style:name="T77" style:family="text">
      <style:text-properties officeooo:rsid="0088385e"/>
    </style:style>
    <style:style style:name="T78" style:family="text">
      <style:text-properties officeooo:rsid="008b5708"/>
    </style:style>
    <style:style style:name="T79" style:family="text">
      <style:text-properties officeooo:rsid="008c2b33"/>
    </style:style>
    <style:style style:name="T80" style:family="text">
      <style:text-properties officeooo:rsid="008d43ae"/>
    </style:style>
    <style:style style:name="T81" style:family="text">
      <style:text-properties officeooo:rsid="0091f50d"/>
    </style:style>
    <style:style style:name="T82" style:family="text">
      <style:text-properties officeooo:rsid="0094637e"/>
    </style:style>
    <style:style style:name="T83" style:family="text">
      <style:text-properties officeooo:rsid="0094b4b2"/>
    </style:style>
    <style:style style:name="T84" style:family="text">
      <style:text-properties officeooo:rsid="00a0b2a7"/>
    </style:style>
    <style:style style:name="T85" style:family="text">
      <style:text-properties officeooo:rsid="00a251a7"/>
    </style:style>
    <style:style style:name="T86" style:family="text">
      <style:text-properties officeooo:rsid="00a2a9f9"/>
    </style:style>
    <style:style style:name="T87" style:family="text">
      <style:text-properties officeooo:rsid="00a5df5e"/>
    </style:style>
    <style:style style:name="T88" style:family="text">
      <style:text-properties officeooo:rsid="00a8b530"/>
    </style:style>
    <style:style style:name="T89" style:family="text">
      <style:text-properties officeooo:rsid="00b0a0f0"/>
    </style:style>
    <style:style style:name="T90" style:family="text">
      <style:text-properties officeooo:rsid="015bdc19"/>
    </style:style>
    <style:style style:name="T91" style:family="text">
      <style:text-properties officeooo:rsid="015da2e8"/>
    </style:style>
    <style:style style:name="T92" style:family="text">
      <style:text-properties officeooo:rsid="015dd833"/>
    </style:style>
    <style:style style:name="T93" style:family="text">
      <style:text-properties officeooo:rsid="01863e83"/>
    </style:style>
    <style:style style:name="T94" style:family="text">
      <style:text-properties officeooo:rsid="01872b68"/>
    </style:style>
    <style:style style:name="T95" style:family="text">
      <style:text-properties officeooo:rsid="01897bc5"/>
    </style:style>
    <style:style style:name="T96" style:family="text">
      <style:text-properties officeooo:rsid="018bb399"/>
    </style:style>
    <style:style style:name="T97" style:family="text">
      <style:text-properties officeooo:rsid="0194d0e7"/>
    </style:style>
    <style:style style:name="T98" style:family="text">
      <style:text-properties officeooo:rsid="0195e15d"/>
    </style:style>
    <style:style style:name="T99" style:family="text">
      <style:text-properties officeooo:rsid="01972bc6"/>
    </style:style>
    <style:style style:name="T100" style:family="text">
      <style:text-properties officeooo:rsid="0198454e"/>
    </style:style>
    <style:style style:name="T101" style:family="text">
      <style:text-properties officeooo:rsid="019c2eac"/>
    </style:style>
    <style:style style:name="T102" style:family="text">
      <style:text-properties officeooo:rsid="019cc151"/>
    </style:style>
    <style:style style:name="T103" style:family="text">
      <style:text-properties officeooo:rsid="01a5abfe"/>
    </style:style>
    <style:style style:name="T104" style:family="text">
      <style:text-properties officeooo:rsid="01a954d4"/>
    </style:style>
    <style:style style:name="T105" style:family="text">
      <style:text-properties officeooo:rsid="01bf0720"/>
    </style:style>
    <style:style style:name="T106" style:family="text">
      <style:text-properties officeooo:rsid="01c2b7b6"/>
    </style:style>
    <style:style style:name="T107" style:family="text">
      <style:text-properties officeooo:rsid="01d31900"/>
    </style:style>
    <style:style style:name="T108" style:family="text">
      <style:text-properties officeooo:rsid="01d461ef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1d461ef" style:font-weight-asian="normal" style:font-weight-complex="normal"/>
    </style:style>
    <style:style style:name="T111" style:family="text">
      <style:text-properties fo:font-weight="normal" officeooo:rsid="01d31900" style:font-weight-asian="normal" style:font-weight-complex="normal"/>
    </style:style>
    <style:style style:name="T112" style:family="text">
      <style:text-properties fo:font-weight="normal" officeooo:rsid="000ebe87" style:font-weight-asian="normal" style:font-weight-complex="normal"/>
    </style:style>
    <style:style style:name="T113" style:family="text">
      <style:text-properties fo:font-weight="normal" officeooo:rsid="01d82da2" style:font-weight-asian="normal" style:font-weight-complex="normal"/>
    </style:style>
    <style:style style:name="T114" style:family="text">
      <style:text-properties officeooo:rsid="01d66add"/>
    </style:style>
    <style:style style:name="T115" style:family="text">
      <style:text-properties officeooo:rsid="01d8c0c2"/>
    </style:style>
    <style:style style:name="T116" style:family="text">
      <style:text-properties officeooo:rsid="01d9bea2"/>
    </style:style>
    <style:style style:name="T117" style:family="text">
      <style:text-properties officeooo:rsid="01df985a"/>
    </style:style>
    <style:style style:name="T118" style:family="text">
      <style:text-properties officeooo:rsid="01e38a2a"/>
    </style:style>
    <style:style style:name="T119" style:family="text">
      <style:text-properties officeooo:rsid="01eb1e2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User Manual</text:p>
      <text:p text:style-name="P20">SANSAERO Portable Camera System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ate:<text:tab/><text:date style:data-style-name="N30" text:date-value="2022-05-18T09:35:48.916000197" text:fixed="true">18/05/22</text:date></text:p>
      <text:p text:style-name="P3">Author: <text:tab/>Christoph Schunk</text:p>
      <text:p text:style-name="P3">Version:<text:tab/>1.0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5">Table Of Contents</text:p>
          </text:index-title>
          <text:p text:style-name="P28"><text:a xlink:type="simple" xlink:href="#__RefHeading___Toc800_624161624" text:style-name="Index_20_Link" text:visited-style-name="Index_20_Link">1 Network Setup<text:tab/>2</text:a></text:p>
          <text:p text:style-name="P28"><text:a xlink:type="simple" xlink:href="#__RefHeading___Toc869_481036627" text:style-name="Index_20_Link" text:visited-style-name="Index_20_Link">2 User Interface<text:tab/>2</text:a></text:p>
          <text:p text:style-name="P27"><text:a xlink:type="simple" xlink:href="#__RefHeading___Toc147_481036627" text:style-name="Index_20_Link" text:visited-style-name="Index_20_Link">2.1 Camera Interface<text:tab/>2</text:a></text:p>
          <text:p text:style-name="P27"><text:a xlink:type="simple" xlink:href="#__RefHeading___Toc149_481036627" text:style-name="Index_20_Link" text:visited-style-name="Index_20_Link">2.2 Camera Administration<text:tab/>3</text:a></text:p>
          <text:p text:style-name="P28"><text:a xlink:type="simple" xlink:href="#__RefHeading___Toc1532_1469978398" text:style-name="Index_20_Link" text:visited-style-name="Index_20_Link">3 Recommendations<text:tab/>4</text:a></text:p>
          <text:p text:style-name="P28"><text:a xlink:type="simple" xlink:href="#__RefHeading___Toc696_481036627" text:style-name="Index_20_Link" text:visited-style-name="Index_20_Link">4 File Formats<text:tab/>4</text:a></text:p>
          <text:p text:style-name="P27"><text:a xlink:type="simple" xlink:href="#__RefHeading___Toc1032_481036627" text:style-name="Index_20_Link" text:visited-style-name="Index_20_Link">4.1 Meta Data Format<text:tab/>4</text:a></text:p>
          <text:p text:style-name="P27"><text:a xlink:type="simple" xlink:href="#__RefHeading___Toc818_481036627" text:style-name="Index_20_Link" text:visited-style-name="Index_20_Link">4.2 Still Image Captures<text:tab/>5</text:a></text:p>
          <text:p text:style-name="P27"><text:a xlink:type="simple" xlink:href="#__RefHeading___Toc820_481036627" text:style-name="Index_20_Link" text:visited-style-name="Index_20_Link">4.3 Video Recording<text:tab/>5</text:a></text:p>
          <text:p text:style-name="P27"><text:a xlink:type="simple" xlink:href="#__RefHeading___Toc871_481036627" text:style-name="Index_20_Link" text:visited-style-name="Index_20_Link">4.4 Image Sequences<text:tab/>5</text:a></text:p>
          <text:p text:style-name="P27"><text:a xlink:type="simple" xlink:href="#__RefHeading___Toc873_481036627" text:style-name="Index_20_Link" text:visited-style-name="Index_20_Link">4.5 Object Detection<text:tab/>5</text:a></text:p>
          <text:p text:style-name="P28"><text:a xlink:type="simple" xlink:href="#__RefHeading___Toc1149_1479127394" text:style-name="Index_20_Link" text:visited-style-name="Index_20_Link">5 Particle Flow<text:tab/>7</text:a></text:p>
        </text:index-body>
      </text:table-of-content>
      <text:p text:style-name="P2"/>
      <text:h text:style-name="P84" text:outline-level="1"><text:bookmark-start text:name="__RefHeading___Toc800_624161624"/>Network Setup<text:bookmark-end text:name="__RefHeading___Toc800_624161624"/></text:h>
      <text:p text:style-name="P15">To start the camera system, <text:span text:style-name="T89">you have to do the following steps:</text:span></text:p>
      <text:list xml:id="list3379026691" text:style-name="L1">
        <text:list-item>
          <text:p text:style-name="P30"><text:span text:style-name="T23">Turn</text:span><text:span text:style-name="T19"> on the router. </text:span><text:span text:style-name="T24">Make shure the antennas are unfolded!</text:span></text:p>
        </text:list-item>
        <text:list-item>
          <text:p text:style-name="P30"><text:span text:style-name="T23">Turn</text:span><text:span text:style-name="T19"> on the cameras by pressing the </text:span><text:span text:style-name="T39">on switch</text:span><text:span text:style-name="T19"> o</text:span><text:span text:style-name="T39">n</text:span><text:span text:style-name="T19"> the power bank. </text:span><text:span text:style-name="T38">Make shure to plug </text:span><text:span text:style-name="T39">the USB cable </text:span><text:span text:style-name="T38">in!</text:span><text:span text:style-name="T19"> </text:span><text:span text:style-name="T20">The </text:span><text:span text:style-name="T24">ring </text:span><text:span text:style-name="T20">light will turn on. </text:span><text:span text:style-name="T23">Double pressing the power </text:span><text:span text:style-name="T24">b</text:span><text:span text:style-name="T23">utton will turn </text:span><text:span text:style-name="T24">off </text:span><text:span text:style-name="T23">the camera </text:span><text:span text:style-name="T39">and the ring light</text:span><text:span text:style-name="T23">.</text:span></text:p>
        </text:list-item>
        <text:list-item>
          <text:p text:style-name="P31"><text:span text:style-name="T3">Wait until the router and the cameras are booted. This may take a while </text:span><text:span text:style-name="T24">(</text:span><text:span text:style-name="T25">around</text:span><text:span text:style-name="T20"> 2 minutes</text:span><text:span text:style-name="T24">)</text:span><text:span text:style-name="T20">. </text:span><text:span text:style-name="T25">Be aware that b</text:span><text:span text:style-name="T24">ooting </text:span><text:span text:style-name="T25">a</text:span><text:span text:style-name="T22"> </text:span><text:span text:style-name="Emphasis"><text:span text:style-name="T24">R</text:span></text:span><text:span text:style-name="Emphasis"><text:span text:style-name="T22">aspberry Pi </text:span></text:span><text:span text:style-name="Emphasis"><text:span text:style-name="T24">Z</text:span></text:span><text:span text:style-name="Emphasis"><text:span text:style-name="T22">ero</text:span></text:span><text:span text:style-name="T22"> </text:span><text:span text:style-name="T24">takes much longer than booting a </text:span><text:span text:style-name="Emphasis"><text:span text:style-name="T24">Raspberry Pi 4</text:span></text:span><text:span text:style-name="T24">.</text:span></text:p>
        </text:list-item>
        <text:list-item>
          <text:p text:style-name="P31"><text:span text:style-name="T21">Look for the SSID “</text:span><text:span text:style-name="Emphasis"><text:span text:style-name="T21">NETGEAR94</text:span></text:span><text:span text:style-name="T21">”, “</text:span><text:span text:style-name="Emphasis"><text:span text:style-name="T21">NETGEAR94-5G-1</text:span></text:span><text:span text:style-name="T21">” or “</text:span><text:span text:style-name="Emphasis"><text:span text:style-name="T21">NETGEAR94-5G-2</text:span></text:span><text:span text:style-name="T21">” </text:span><text:span text:style-name="T20">and</text:span><text:span text:style-name="T21"> </text:span><text:span text:style-name="T20">log</text:span><text:span text:style-name="T21"> </text:span><text:span text:style-name="T20">into the</text:span><text:span text:style-name="T21"> network. The password is “</text:span><text:span text:style-name="Emphasis"><text:span text:style-name="T21">melodicviolet891</text:span></text:span><text:span text:style-name="T21">”.</text:span></text:p>
        </text:list-item>
      </text:list>
      <text:p text:style-name="P9"><text:span text:style-name="T91">After you logged into the network, there are</text:span> <text:span text:style-name="T105">5</text:span> cameras <text:span text:style-name="T75">available</text:span>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3">Camera Name</text:p>
          </table:table-cell>
          <table:table-cell table:style-name="Tabelle1.A1" office:value-type="string">
            <text:p text:style-name="P23">WLAN IP-Address</text:p>
          </table:table-cell>
          <table:table-cell table:style-name="Tabelle1.C1" office:value-type="string">
            <text:p text:style-name="P23"><text:span text:style-name="T75">Type/</text:span>Description</text:p>
          </table:table-cell>
        </table:table-row>
        <table:table-row>
          <table:table-cell table:style-name="Tabelle1.A2" office:value-type="string">
            <text:p text:style-name="P22">camera00</text:p>
          </table:table-cell>
          <table:table-cell table:style-name="Tabelle1.A2" office:value-type="string">
            <text:p text:style-name="P21">192.168.1.10</text:p>
          </table:table-cell>
          <table:table-cell table:style-name="Tabelle1.C2" office:value-type="string">
            <text:p text:style-name="P21">Raspberry Pi 4 <text:span text:style-name="Strong_20_Emphasis"><text:span text:style-name="T105">(Debugging camera, not send)</text:span></text:span></text:p>
          </table:table-cell>
        </table:table-row>
        <table:table-row>
          <table:table-cell table:style-name="Tabelle1.A2" office:value-type="string">
            <text:p text:style-name="P22">camera01</text:p>
          </table:table-cell>
          <table:table-cell table:style-name="Tabelle1.A2" office:value-type="string">
            <text:p text:style-name="P21">192.168.1.1<text:span text:style-name="T74">1</text:span></text:p>
          </table:table-cell>
          <table:table-cell table:style-name="Tabelle1.C2" office:value-type="string">
            <text:p text:style-name="P21">Raspberry Pi 4</text:p>
          </table:table-cell>
        </table:table-row>
        <table:table-row>
          <table:table-cell table:style-name="Tabelle1.A2" office:value-type="string">
            <text:p text:style-name="P22">camera02</text:p>
          </table:table-cell>
          <table:table-cell table:style-name="Tabelle1.A2" office:value-type="string">
            <text:p text:style-name="P21">192.168.1.1<text:span text:style-name="T74">2</text:span></text:p>
          </table:table-cell>
          <table:table-cell table:style-name="Tabelle1.C2" office:value-type="string">
            <text:p text:style-name="P21">Raspberry Pi Zero 2</text:p>
          </table:table-cell>
        </table:table-row>
        <table:table-row>
          <table:table-cell table:style-name="Tabelle1.A2" office:value-type="string">
            <text:p text:style-name="P22">camera03</text:p>
          </table:table-cell>
          <table:table-cell table:style-name="Tabelle1.A2" office:value-type="string">
            <text:p text:style-name="P21">192.168.1.1<text:span text:style-name="T74">3</text:span></text:p>
          </table:table-cell>
          <table:table-cell table:style-name="Tabelle1.C2" office:value-type="string">
            <text:p text:style-name="P21">Raspberry Pi Zero 2</text:p>
          </table:table-cell>
        </table:table-row>
        <table:table-row>
          <table:table-cell table:style-name="Tabelle1.A2" office:value-type="string">
            <text:p text:style-name="P22">camera04</text:p>
          </table:table-cell>
          <table:table-cell table:style-name="Tabelle1.A2" office:value-type="string">
            <text:p text:style-name="P21">192.168.1.1<text:span text:style-name="T74">4</text:span></text:p>
          </table:table-cell>
          <table:table-cell table:style-name="Tabelle1.C2" office:value-type="string">
            <text:p text:style-name="P21">Raspberry Pi Zero 2</text:p>
          </table:table-cell>
        </table:table-row>
        <table:table-row>
          <table:table-cell table:style-name="Tabelle1.A2" office:value-type="string">
            <text:p text:style-name="P22">camera05</text:p>
          </table:table-cell>
          <table:table-cell table:style-name="Tabelle1.A2" office:value-type="string">
            <text:p text:style-name="P21">192.168.1.1<text:span text:style-name="T74">5</text:span></text:p>
          </table:table-cell>
          <table:table-cell table:style-name="Tabelle1.C2" office:value-type="string">
            <text:p text:style-name="P21">Raspberry Pi 3 Type A</text:p>
          </table:table-cell>
        </table:table-row>
      </table:table>
      <text:h text:style-name="P81" text:outline-level="1"><text:bookmark-start text:name="__RefHeading___Toc869_481036627"/>User Interface<text:bookmark-end text:name="__RefHeading___Toc869_481036627"/></text:h>
      <text:p text:style-name="P10"><text:span text:style-name="T73">T</text:span>he camera interface can be reached <text:span text:style-name="T90">by</text:span> using a <text:span text:style-name="T76">standard</text:span> web browser. <text:span text:style-name="T92">We are using the </text:span><text:span text:style-name="Emphasis"><text:span text:style-name="T92">Chromium</text:span></text:span><text:span text:style-name="T92"> browser but other should also work fine. The cameras are available starting at IP address </text:span><text:span text:style-name="Emphasis"><text:span text:style-name="T75">192.168.1.10</text:span></text:span><text:span text:style-name="T75"> via port </text:span><text:span text:style-name="Emphasis"><text:span text:style-name="T75">5000</text:span></text:span><text:span text:style-name="T75">. Just enter </text:span><text:a xlink:type="simple" xlink:href="http://192.168.1.10:5000/" text:style-name="Internet_20_link" text:visited-style-name="Visited_20_Internet_20_Link"><text:span text:style-name="T75">http://192.168.1.11:5000</text:span></text:a><text:span text:style-name="T75"> to access the interface of the first camera.</text:span></text:p>
      <text:h text:style-name="P86" text:outline-level="2"><text:bookmark-start text:name="__RefHeading___Toc147_481036627"/>Camera Interface<text:bookmark-end text:name="__RefHeading___Toc147_481036627"/></text:h>
      <text:p text:style-name="P6">User interface description:</text:p>
      <text:list xml:id="list43853883" text:style-name="Numbering_20_123">
        <text:list-item>
          <text:p text:style-name="P32"><text:span text:style-name="Strong_20_Emphasis"><text:span text:style-name="T11">Camera View: </text:span></text:span><text:span text:style-name="T12">Shows the camera live view. </text:span><text:span text:style-name="T40">The</text:span><text:span text:style-name="T27"> rectangle </text:span><text:span text:style-name="T40">in the center </text:span><text:span text:style-name="T27">is </text:span><text:span text:style-name="T28">the selected p</text:span><text:span text:style-name="Strong_20_Emphasis"><text:span text:style-name="T29">asse-</text:span></text:span><text:span text:style-name="Strong_20_Emphasis"><text:span text:style-name="T28">p</text:span></text:span><text:span text:style-name="Strong_20_Emphasis"><text:span text:style-name="T29">artou</text:span></text:span><text:span text:style-name="Strong_20_Emphasis"><text:span text:style-name="T30">t </text:span></text:span><text:span text:style-name="Strong_20_Emphasis"><text:span text:style-name="T28">measurment </text:span></text:span><text:span text:style-name="Strong_20_Emphasis"><text:span text:style-name="T32">area/</text:span></text:span><text:span text:style-name="Strong_20_Emphasis"><text:span text:style-name="T28">volume. On-screen information </text:span></text:span><text:span text:style-name="Strong_20_Emphasis"><text:span text:style-name="T33">on the top left</text:span></text:span><text:span text:style-name="Strong_20_Emphasis"><text:span text:style-name="T28">: </text:span></text:span><text:span text:style-name="Emphasis"><text:span text:style-name="T28">Volume</text:span></text:span><text:span text:style-name="Strong_20_Emphasis"><text:span text:style-name="T28">: The </text:span></text:span><text:span text:style-name="Strong_20_Emphasis"><text:span text:style-name="T31">measurment volume calculated from the passe-partout and the light courtain thickness. </text:span></text:span><text:span text:style-name="Emphasis"><text:span text:style-name="T31">Particles</text:span></text:span><text:span text:style-name="Strong_20_Emphasis"><text:span text:style-name="T31">: Num</text:span></text:span><text:span text:style-name="Strong_20_Emphasis"><text:span text:style-name="T32">b</text:span></text:span><text:span text:style-name="Strong_20_Emphasis"><text:span text:style-name="T31">er of particles detected. </text:span></text:span><text:span text:style-name="Emphasis"><text:span text:style-name="T31">Particle</text:span></text:span><text:span text:style-name="Strong_20_Emphasis"><text:span text:style-name="T31"> </text:span></text:span><text:span text:style-name="Emphasis"><text:span text:style-name="T31">flow</text:span></text:span><text:span text:style-name="Strong_20_Emphasis"><text:span text:style-name="T31">: This the estimated particle flow rate. See section </text:span></text:span><text:span text:style-name="Strong_20_Emphasis"><text:span text:style-name="T31"><text:bookmark-ref text:reference-format="text" text:ref-name="__RefHeading___Toc1149_1479127394">Particle Flow</text:bookmark-ref></text:span></text:span><text:span text:style-name="Strong_20_Emphasis"><text:span text:style-name="T31"><text:s/>for more information.</text:span></text:span></text:p>
        </text:list-item>
        <text:list-item>
          <text:p text:style-name="P33"><text:span text:style-name="Strong_20_Emphasis"><text:span text:style-name="T4">Recording Name:</text:span></text:span><text:span text:style-name="T4"> Sets the name of the recording. This name will be displayed in the recording table below the camera image. It’s also used as a file name for the recording. If no name was provided a default one will be used.</text:span></text:p>
        </text:list-item>
        <text:list-item>
          <text:p text:style-name="P43"><text:span text:style-name="Strong_20_Emphasis">Description Text:</text:span> <text:span text:style-name="T1">An additional description text for the recording.</text:span></text:p>
        </text:list-item>
        <text:list-item>
          <text:p text:style-name="P45"><text:span text:style-name="Strong_20_Emphasis">Detector:</text:span> Sets the active object detector. Currently two detectors are selectable:</text:p>
          <text:list>
            <text:list-item>
              <text:p text:style-name="P34"><text:span text:style-name="Emphasis"><text:span text:style-name="T5">Threshold</text:span></text:span><text:span text:style-name="T5">: </text:span><text:span text:style-name="T9">Sets the b</text:span><text:span text:style-name="T5">asic </text:span><text:span text:style-name="T9">threshold</text:span><text:span text:style-name="T5"> algorithm. </text:span><text:span text:style-name="T54">T</text:span><text:span text:style-name="T6">hree sub-types </text:span><text:span text:style-name="T9">are supported</text:span><text:span text:style-name="T6">: </text:span><text:span text:style-name="Emphasis"><text:span text:style-name="T6">Standard</text:span></text:span><text:span text:style-name="T6">, </text:span><text:span text:style-name="Emphasis"><text:span text:style-name="T6">Otsu</text:span></text:span><text:span text:style-name="T6"> and </text:span><text:span text:style-name="Emphasis"><text:span text:style-name="T6">Triangle</text:span></text:span><text:span text:style-name="T6"> </text:span><text:span text:style-name="T9">(sub-types are selected with the threshold slider).</text:span></text:p>
            </text:list-item>
            <text:list-item>
              <text:p text:style-name="P45"><text:soft-page-break/><text:span text:style-name="Emphasis">Difference</text:span>: Uses <text:span text:style-name="T2">d</text:span>ifference images to identify objects. <text:span text:style-name="T53">Every movement or change is detected as an object.</text:span></text:p>
            </text:list-item>
          </text:list>
        </text:list-item>
        <text:list-item>
          <text:p text:style-name="P47"><text:span text:style-name="Strong_20_Emphasis">Threshold:</text:span> Sets the detector threshold. There are two <text:span text:style-name="T61">specific </text:span>values for automatic threshold s<text:span text:style-name="T61">election</text:span>: -2: <text:span text:style-name="Emphasis">Triangle-</text:span>Method and -1: <text:span text:style-name="Emphasis">Otsu-</text:span>Method. Default is <text:span text:style-name="Emphasis">Otsu</text:span>.</text:p>
        </text:list-item>
        <text:list-item>
          <text:p text:style-name="P48"><text:span text:style-name="Strong_20_Emphasis">Capture Interval:</text:span> Sets the capture interval for <text:span text:style-name="T106">i</text:span>mage sequences and the object detection <text:span text:style-name="T107">functionality</text:span>.</text:p>
        </text:list-item>
        <text:list-item>
          <text:p text:style-name="P47"><text:span text:style-name="Strong_20_Emphasis">Capture Still Image:</text:span> <text:span text:style-name="T51">Captures a single image and saves it as a </text:span><text:span text:style-name="Emphasis"><text:span text:style-name="T51">PNG (Portable Network Graphics)</text:span></text:span><text:span text:style-name="T51"> file.</text:span></text:p>
        </text:list-item>
        <text:list-item>
          <text:p text:style-name="P35"><text:span text:style-name="Strong_20_Emphasis"><text:span text:style-name="T7">Record Video:</text:span></text:span><text:span text:style-name="T7"> </text:span><text:span text:style-name="T8">Records a video file. </text:span><text:span text:style-name="T35">Video files are raw</text:span><text:span text:style-name="T8"> </text:span><text:span text:style-name="Emphasis"><text:span text:style-name="T8">h264</text:span></text:span><text:span text:style-name="T8">-</text:span><text:span text:style-name="T35">S</text:span><text:span text:style-name="T8">tream</text:span><text:span text:style-name="T35">s</text:span><text:span text:style-name="T8">.</text:span></text:p>
        </text:list-item>
        <text:list-item>
          <text:p text:style-name="P47"><text:span text:style-name="Strong_20_Emphasis">Capture Image Sequence:</text:span> <text:span text:style-name="T52">Captures an image sequence.</text:span></text:p>
        </text:list-item>
        <text:list-item>
          <text:p text:style-name="P47"><text:span text:style-name="Strong_20_Emphasis">Detect Objects:</text:span> <text:span text:style-name="T50">Runs the object detection algorithm with the given settings.</text:span></text:p>
        </text:list-item>
        <text:list-item>
          <text:p text:style-name="P49"><text:span text:style-name="Strong_20_Emphasis">Sync Time:</text:span> <text:span text:style-name="T45">Synchronizes the time and date of the camera with the client system.</text:span></text:p>
        </text:list-item>
        <text:list-item>
          <text:p text:style-name="P49"><text:span text:style-name="Strong_20_Emphasis">Delete All Recordings:</text:span> <text:span text:style-name="T46">Deletes all the recordings. This can not be undone!</text:span></text:p>
        </text:list-item>
        <text:list-item>
          <text:p text:style-name="P50"><text:span text:style-name="Strong_20_Emphasis">Reset Camera Settings:</text:span> Resets all camera settings to it’s default values.</text:p>
        </text:list-item>
        <text:list-item>
          <text:p text:style-name="P51"><text:span text:style-name="Strong_20_Emphasis">User Manual:</text:span> <text:span text:style-name="T77">Shows the user manual PDF. This file here. </text:span></text:p>
        </text:list-item>
        <text:list-item>
          <text:p text:style-name="P52"><text:span text:style-name="Strong_20_Emphasis">Update Firmware:</text:span> Uploads a firmware file. Firmwares are provided as tar.gz files. After uploading the file reload the camera interface in your browser to make shure the update was succesfully.</text:p>
        </text:list-item>
        <text:list-item>
          <text:p text:style-name="P53"><text:span text:style-name="Strong_20_Emphasis">Resolution:</text:span> Select a camera resolution. Standard camera used is a <text:span text:style-name="Emphasis">Raspberry</text:span> <text:span text:style-name="Emphasis">V2</text:span> <text:span text:style-name="Emphasis">Camera</text:span>.</text:p>
        </text:list-item>
        <text:list-item>
          <text:p text:style-name="P36"><text:span text:style-name="Strong_20_Emphasis"><text:span text:style-name="T10">Shutter Speed:</text:span></text:span><text:span text:style-name="T10"> Shutter speed in µs. </text:span><text:span text:style-name="T15">Sets the exposure </text:span><text:span text:style-name="T57">time length</text:span><text:span text:style-name="T15"> for a single frame. </text:span></text:p>
        </text:list-item>
        <text:list-item>
          <text:p text:style-name="P36"><text:span text:style-name="Strong_20_Emphasis"><text:span text:style-name="T10">ISO:</text:span></text:span><text:span text:style-name="T10"> Sets the </text:span><text:span text:style-name="Emphasis"><text:span text:style-name="T10">ISO</text:span></text:span><text:span text:style-name="T10"> value. An </text:span><text:span text:style-name="Emphasis"><text:span text:style-name="T10">ISO</text:span></text:span><text:span text:style-name="T10">-value of 0 means aromatic </text:span><text:span text:style-name="Emphasis"><text:span text:style-name="T10">ISO</text:span></text:span><text:span text:style-name="T10"> </text:span><text:span text:style-name="T55">control</text:span><text:span text:style-name="T10">.</text:span></text:p>
        </text:list-item>
        <text:list-item>
          <text:p text:style-name="P53"><text:span text:style-name="Strong_20_Emphasis">Brightness:</text:span> <text:span text:style-name="T62">Controls the brightness of the image. It’s a software based brightness correction.</text:span></text:p>
        </text:list-item>
        <text:list-item>
          <text:p text:style-name="P53"><text:span text:style-name="Strong_20_Emphasis">Contrast:</text:span> <text:span text:style-name="T62">Controls the contrast of the image. It’s a software based contrast control.</text:span></text:p>
        </text:list-item>
        <text:list-item>
          <text:p text:style-name="P37"><text:span text:style-name="Strong_20_Emphasis"><text:span text:style-name="T11">Zoom:</text:span></text:span><text:span text:style-name="T11"> Zooms </text:span><text:span text:style-name="T13">to </text:span><text:span text:style-name="T11">the </text:span><text:span text:style-name="T14">centre</text:span><text:span text:style-name="T11"> of the </text:span><text:span text:style-name="T56">live view</text:span><text:span text:style-name="T11">. This control only affects the </text:span><text:span text:style-name="T14">live view! </text:span><text:span text:style-name="T13">It h</text:span><text:span text:style-name="T14">as no affect on the captured image </text:span><text:span text:style-name="T13">sizes</text:span><text:span text:style-name="T14">, videos or the detected objects within the </text:span><text:span text:style-name="T13">current </text:span><text:span text:style-name="T14">view!</text:span></text:p>
        </text:list-item>
        <text:list-item>
          <text:p text:style-name="P54"><text:span text:style-name="Strong_20_Emphasis">X-Resolution:</text:span> <text:span text:style-name="T64">Resolution of the camera in x-direction in µm per pixel.</text:span></text:p>
        </text:list-item>
        <text:list-item>
          <text:p text:style-name="P54"><text:span text:style-name="Strong_20_Emphasis">Y-Resolution:</text:span> <text:span text:style-name="T64">Resolution in y-direction in µm per pixel.</text:span></text:p>
        </text:list-item>
        <text:list-item>
          <text:p text:style-name="P54"><text:span text:style-name="Strong_20_Emphasis">Ruler Length:</text:span> <text:span text:style-name="T63">The length of the ruler shown in the left bottom corner of the live view in µm. It is used only as a size reference for the user.</text:span></text:p>
        </text:list-item>
        <text:list-item>
          <text:p text:style-name="P56"><text:span text:style-name="Strong_20_Emphasis">Horizontal Passe-Partou</text:span><text:span text:style-name="Strong_20_Emphasis"><text:span text:style-name="T65">t</text:span></text:span><text:span text:style-name="Strong_20_Emphasis">:</text:span> <text:span text:style-name="T108">Defines the horizontal detection area within the camera view. </text:span>Default value is <text:span text:style-name="T107">3</text:span>0%. </text:p>
        </text:list-item>
        <text:list-item>
          <text:p text:style-name="P55"><text:span text:style-name="Strong_20_Emphasis">Vertical Passe-Partout: </text:span><text:span text:style-name="Strong_20_Emphasis"><text:span text:style-name="T110">Defines the vertical detection area within the camera view. </text:span></text:span><text:span text:style-name="T109"><text:s/>Default value is </text:span><text:span text:style-name="T111">3</text:span><text:span text:style-name="T109">0%.</text:span></text:p>
        </text:list-item>
      </text:list>
      <text:h text:style-name="P86" text:outline-level="2"><text:bookmark-start text:name="__RefHeading___Toc149_481036627"/>Camera Admin<text:span text:style-name="T48">istration</text:span><text:bookmark-end text:name="__RefHeading___Toc149_481036627"/></text:h>
      <text:p text:style-name="P5">The Camera Administration <text:span text:style-name="T114">page</text:span> is used to control multiple <text:span text:style-name="T114">c</text:span>ameras <text:span text:style-name="T114">at once</text:span>. <text:span text:style-name="T114">It consist of the following user interface elements:</text:span></text:p>
      <text:list xml:id="list164839169675074" text:continue-list="list43853883" text:style-name="Numbering_20_123">
        <text:list-item text:start-value="1">
          <text:p text:style-name="P38"><text:soft-page-break/><text:span text:style-name="Strong_20_Emphasis"><text:span text:style-name="T18">Show Overview: </text:span></text:span><text:span text:style-name="Strong_20_Emphasis"><text:span text:style-name="T41"><text:s/></text:span></text:span><text:span text:style-name="Strong_20_Emphasis"><text:span text:style-name="T34">Shows</text:span></text:span><text:span text:style-name="Strong_20_Emphasis"><text:span text:style-name="T41"> a l</text:span></text:span><text:span text:style-name="T18">ive view of all cameras.</text:span></text:p>
        </text:list-item>
        <text:list-item>
          <text:p text:style-name="P39"><text:span text:style-name="Strong_20_Emphasis"><text:span text:style-name="T16">Capture </text:span></text:span><text:span text:style-name="Strong_20_Emphasis"><text:span text:style-name="T58">Still</text:span></text:span><text:span text:style-name="Strong_20_Emphasis"><text:span text:style-name="T16"> </text:span></text:span><text:span text:style-name="Strong_20_Emphasis"><text:span text:style-name="T58">I</text:span></text:span><text:span text:style-name="Strong_20_Emphasis"><text:span text:style-name="T59">m</text:span></text:span><text:span text:style-name="Strong_20_Emphasis"><text:span text:style-name="T58">age</text:span></text:span><text:span text:style-name="Strong_20_Emphasis"><text:span text:style-name="T16">: </text:span></text:span><text:span text:style-name="T18">Captures a still image. </text:span><text:span text:style-name="T41">For all cameras or for an individual camera.</text:span></text:p>
        </text:list-item>
        <text:list-item>
          <text:p text:style-name="P58"><text:span text:style-name="Strong_20_Emphasis"><text:span text:style-name="T49">Record Video: </text:span></text:span><text:span text:style-name="T69">Records a </text:span><text:span text:style-name="Emphasis"><text:span text:style-name="T69">h264</text:span></text:span><text:span text:style-name="T69">-Stream. For all cameras or for an individual camera.</text:span></text:p>
        </text:list-item>
        <text:list-item>
          <text:p text:style-name="P58"><text:span text:style-name="Strong_20_Emphasis"><text:span text:style-name="T49">Capture Image Sequence: </text:span></text:span><text:span text:style-name="Strong_20_Emphasis"><text:span text:style-name="T113">Captures an image sequence. For all cameras or for an individual camera.</text:span></text:span></text:p>
        </text:list-item>
        <text:list-item>
          <text:p text:style-name="P58"><text:span text:style-name="Strong_20_Emphasis"><text:span text:style-name="T49">Start Object Detection: </text:span></text:span><text:span text:style-name="Strong_20_Emphasis"><text:span text:style-name="T112">Starts the object detection. </text:span></text:span><text:span text:style-name="Strong_20_Emphasis"><text:span text:style-name="T113">For all cameras or for an individual camera.</text:span></text:span></text:p>
        </text:list-item>
        <text:list-item>
          <text:p text:style-name="P57"><text:span text:style-name="Strong_20_Emphasis">Sync Time:</text:span> Synchronizes the time and date <text:span text:style-name="T115">for all</text:span> camera<text:span text:style-name="T115">s</text:span>.</text:p>
        </text:list-item>
        <text:list-item>
          <text:p text:style-name="P57"><text:span text:style-name="Strong_20_Emphasis">Reset:</text:span> Resets all parameters of the cameras to the defaults.</text:p>
        </text:list-item>
        <text:list-item>
          <text:p text:style-name="P59"><text:span text:style-name="Strong_20_Emphasis">Delete </text:span><text:span text:style-name="Strong_20_Emphasis"><text:span text:style-name="T47">A</text:span></text:span><text:span text:style-name="Strong_20_Emphasis">ll </text:span><text:span text:style-name="Strong_20_Emphasis"><text:span text:style-name="T47">R</text:span></text:span><text:span text:style-name="Strong_20_Emphasis">ecordings:</text:span> Deletes all the recordings. This can not be undone!</text:p>
        </text:list-item>
        <text:list-item>
          <text:p text:style-name="P40"><text:span text:style-name="Strong_20_Emphasis"><text:span text:style-name="T17">Update </text:span></text:span><text:span text:style-name="Strong_20_Emphasis"><text:span text:style-name="T60">State</text:span></text:span><text:span text:style-name="Strong_20_Emphasis"><text:span text:style-name="T17">:</text:span></text:span><text:span text:style-name="T17"> Queries the current state of all cameras.</text:span></text:p>
        </text:list-item>
        <text:list-item>
          <text:p text:style-name="P41"><text:span text:style-name="Strong_20_Emphasis"><text:span text:style-name="T4">Recording Name:</text:span></text:span><text:span text:style-name="T4"> Sets the name of the recording. It’s also used as a file name for the recording. If no name was provided a default one will be used.</text:span></text:p>
        </text:list-item>
        <text:list-item>
          <text:p text:style-name="P44"><text:span text:style-name="Strong_20_Emphasis">Description Text:</text:span> <text:span text:style-name="T1">An additional description text for the recording.</text:span></text:p>
        </text:list-item>
        <text:list-item>
          <text:p text:style-name="P46"><text:span text:style-name="Strong_20_Emphasis">Detector:</text:span> Sets the active object detector. <text:span text:style-name="T68">See Chapter </text:span><text:span text:style-name="T68"><text:bookmark-ref text:reference-format="chapter" text:ref-name="__RefHeading___Toc147_481036627">2.1</text:bookmark-ref></text:span><text:span text:style-name="T68"><text:s/>for selectable detectors.</text:span></text:p>
        </text:list-item>
      </text:list>
      <text:h text:style-name="P82" text:outline-level="1"><text:bookmark-start text:name="__RefHeading___Toc1532_1469978398"/>Reco<text:span text:style-name="T104">m</text:span>mendations<text:bookmark-end text:name="__RefHeading___Toc1532_1469978398"/></text:h>
      <text:list xml:id="list1099174434" text:style-name="L2">
        <text:list-item>
          <text:p text:style-name="P60">Keep shutter speeds low <text:span text:style-name="T116">for a good contrast</text:span>: 100-400 µs.</text:p>
        </text:list-item>
        <text:list-item>
          <text:p text:style-name="P76"><text:span text:style-name="T3">Always synchronize time before you start! The Rasperry Pi doesn’t have a real-time clock. Time </text:span><text:span text:style-name="T36">synchronization</text:span><text:span text:style-name="T3"> is </text:span><text:span text:style-name="T36">necessary!</text:span></text:p>
        </text:list-item>
        <text:list-item>
          <text:p text:style-name="P75"><text:span text:style-name="T3">Default threshold value is -1. This means Otsu-method is enabled for thresholding. Should be goo</text:span><text:span text:style-name="T37">d</text:span><text:span text:style-name="T3"> enough for the most cases. Sometimes, depeding on the light condition, you want to use a fixed value. Something around 180 is a good value if shutter is under 400 µs.</text:span></text:p>
        </text:list-item>
        <text:list-item>
          <text:p text:style-name="P77"><text:span text:style-name="T3">Calibration values are around: 53 µm/px </text:span><text:span text:style-name="T26">for </text:span><text:span text:style-name="T42">x</text:span><text:span text:style-name="T26">- and </text:span><text:span text:style-name="T42">x</text:span><text:span text:style-name="T26">-</text:span><text:span text:style-name="T42">resolution of the passe-partout settings</text:span><text:span text:style-name="T3">.</text:span></text:p>
        </text:list-item>
        <text:list-item>
          <text:p text:style-name="P77"><text:span text:style-name="T3">Default Resolution is 1640x1232 with 2x2 bins. Other resolutions are possible. Keep in mind that you need to recalibrate </text:span><text:span text:style-name="T26">the </text:span><text:span text:style-name="T3">X- and Y-Resolution </text:span><text:span text:style-name="T26">for</text:span><text:span text:style-name="T3"> cropped </text:span><text:span text:style-name="T26">camera formats</text:span><text:span text:style-name="T3">.</text:span></text:p>
        </text:list-item>
      </text:list>
      <text:h text:style-name="P80" text:outline-level="1"><text:bookmark-start text:name="__RefHeading___Toc696_481036627"/>File Formats<text:bookmark-end text:name="__RefHeading___Toc696_481036627"/></text:h>
      <text:h text:style-name="P86" text:outline-level="2"><text:bookmark-start text:name="__RefHeading___Toc1032_481036627"/>Meta Data Format<text:bookmark-end text:name="__RefHeading___Toc1032_481036627"/></text:h>
      <text:p text:style-name="P11">The meta-data format is generated for each captured <text:span text:style-name="T70">image, video or image sequence. Meta-data files are stored in the JSON format. They contain the actual setteings of the software when the recording was made.</text:span></text:p>
      <text:p text:style-name="P12">A typical JSON- file for a captured image looks like this:</text:p>
      <text:p text:style-name="Preformatted_20_Text">{</text:p>
      <text:p text:style-name="Preformatted_20_Text"><text:s text:c="4"/>"id": "Image_2022-05-18_07-09-00_883397",</text:p>
      <text:p text:style-name="Preformatted_20_Text"><text:s text:c="4"/>"metafile": "Image_2022-05-18_07-09-00_883397.json",</text:p>
      <text:p text:style-name="Preformatted_20_Text"><text:s text:c="4"/>"imagefile": "Image_2022-05-18_07-09-00_883397.png",</text:p>
      <text:p text:style-name="Preformatted_20_Text"><text:s text:c="4"/>"name": "Image",</text:p>
      <text:p text:style-name="Preformatted_20_Text"><text:soft-page-break/><text:s text:c="4"/>"description": "(no description provided)",</text:p>
      <text:p text:style-name="Preformatted_20_Text"><text:s text:c="4"/>"datetime": "2022-05-18 07:09:00.883397",</text:p>
      <text:p text:style-name="Preformatted_20_Text"><text:s text:c="4"/>"shutter_speed": 293,</text:p>
      <text:p text:style-name="Preformatted_20_Text"><text:s text:c="4"/>"fps": 30.0,</text:p>
      <text:p text:style-name="Preformatted_20_Text"><text:s text:c="4"/>"iso": 0,</text:p>
      <text:p text:style-name="Preformatted_20_Text"><text:s text:c="4"/>"brightness": 50,</text:p>
      <text:p text:style-name="Preformatted_20_Text"><text:s text:c="4"/>"contrast": 0,</text:p>
      <text:p text:style-name="Preformatted_20_Text"><text:s text:c="4"/>"ruler_xres": 5.0,</text:p>
      <text:p text:style-name="Preformatted_20_Text"><text:s text:c="4"/>"ruler_yres": 5.0,</text:p>
      <text:p text:style-name="Preformatted_20_Text"><text:s text:c="4"/>"passe_partout_h": 25.0,</text:p>
      <text:p text:style-name="Preformatted_20_Text"><text:s text:c="4"/>"passe_partout_v": 25.0</text:p>
      <text:p text:style-name="Preformatted_20_Text">}</text:p>
      <text:h text:style-name="P87" text:outline-level="2"><text:bookmark-start text:name="__RefHeading___Toc818_481036627"/>Still Image Captur<text:span text:style-name="T66">es</text:span><text:bookmark-end text:name="__RefHeading___Toc818_481036627"/></text:h>
      <text:p text:style-name="P8"><text:span text:style-name="T67">S</text:span>till images are save as standard <text:span text:style-name="Emphasis">Portable Network Graphic</text:span> files (<text:span text:style-name="Emphasis">PNG</text:span>).</text:p>
      <text:h text:style-name="P86" text:outline-level="2"><text:bookmark-start text:name="__RefHeading___Toc820_481036627"/>Video Recording<text:bookmark-end text:name="__RefHeading___Toc820_481036627"/></text:h>
      <text:p text:style-name="P8">Video Recordings are saved as raw <text:span text:style-name="Emphasis">h264-</text:span>stream. Can be viewed with the <text:span text:style-name="Emphasis">VLC Media </text:span><text:span text:style-name="Emphasis"><text:span text:style-name="T71">Player</text:span></text:span><text:span text:style-name="Emphasis"><text:note text:id="ftn1" text:note-class="footnote"><text:note-citation>1</text:note-citation><text:note-body><text:p text:style-name="Footnote"><text:a xlink:type="simple" xlink:href="https://www.videolan.org/" text:style-name="Internet_20_link" text:visited-style-name="Visited_20_Internet_20_Link">https://www.videolan.org</text:a></text:p></text:note-body></text:note></text:span>.</text:p>
      <text:h text:style-name="P88" text:outline-level="2"><text:bookmark-start text:name="__RefHeading___Toc871_481036627"/>Image Sequences<text:bookmark-end text:name="__RefHeading___Toc871_481036627"/></text:h>
      <text:p text:style-name="P13"><text:span text:style-name="T67">I</text:span>mage sequences are saved in <text:span text:style-name="Emphasis"><text:span text:style-name="T85">ZIP</text:span></text:span><text:span text:style-name="T85">-</text:span>files. The archive contains the recorded images as <text:span text:style-name="T85">a sequence of </text:span><text:s/><text:span text:style-name="Emphasis">PNG</text:span>-files <text:span text:style-name="T85">a</text:span>nd a <text:span text:style-name="T85">single </text:span><text:span text:style-name="Source_20_Text">timing</text:span><text:span text:style-name="Source_20_Text"><text:span text:style-name="T72">s.csv</text:span></text:span> file. <text:span text:style-name="T72">This file contains the timings for each image.</text:span></text:p>
      <text:p text:style-name="P14">The <text:span text:style-name="Source_20_Text">timings.csv</text:span> file looks like this:</text:p>
      <text:p text:style-name="Preformatted_20_Text"><text:span text:style-name="T79">i</text:span>mage;<text:tab/>time</text:p>
      <text:p text:style-name="Preformatted_20_Text">[nr];<text:tab/>[s]</text:p>
      <text:p text:style-name="Preformatted_20_Text">0;<text:tab/>0.<text:span text:style-name="T78">0</text:span></text:p>
      <text:p text:style-name="P24">1;<text:tab/>1.5</text:p>
      <text:p text:style-name="P24">2;<text:tab/>2.0</text:p>
      <text:p text:style-name="P24">3;<text:tab/>3.5</text:p>
      <text:p text:style-name="P24">4;<text:tab/>5.0</text:p>
      <text:p text:style-name="P24">...</text:p>
      <text:p text:style-name="P5"><text:bookmark-start text:name="__RefHeading___Toc1163_1063066318"/>Row <text:span text:style-name="T87">Description:</text:span><text:bookmark-end text:name="__RefHeading___Toc1163_1063066318"/></text:p>
      <text:list xml:id="list1964039266" text:style-name="L3">
        <text:list-item>
          <text:p text:style-name="P61">image [nr]: image number starting with image 0.</text:p>
        </text:list-item>
        <text:list-item>
          <text:p text:style-name="P61">time [s]: Time when the the image was taken in seconds. </text:p>
        </text:list-item>
      </text:list>
      <text:h text:style-name="P88" text:outline-level="2"><text:bookmark-start text:name="__RefHeading___Toc873_481036627"/>Object Detection<text:bookmark-end text:name="__RefHeading___Toc873_481036627"/></text:h>
      <text:p text:style-name="P16"><text:span text:style-name="T88">Object detections are saved in</text:span> a <text:span text:style-name="Emphasis"><text:span text:style-name="T84">ZIP</text:span></text:span><text:span text:style-name="T84">-</text:span>file. <text:span text:style-name="T88">The archive contains an</text:span> <text:span text:style-name="Source_20_Text"><text:span text:style-name="T80">objects.csv</text:span></text:span><text:span text:style-name="T80"> and a </text:span><text:span text:style-name="Source_20_Text"><text:span text:style-name="T80">particleflow.csv.</text:span></text:span></text:p>
      <text:p text:style-name="P16"><text:span text:style-name="Source_20_Text"><text:span text:style-name="T93">The objects.csv</text:span></text:span><text:span text:style-name="T80"> which looks like that:</text:span></text:p>
      <text:p text:style-name="Preformatted_20_Text">image;<text:tab/>time; cx; <text:s text:c="2"/>cy; <text:s text:c="2"/>bx; <text:s text:c="2"/>by; <text:s text:c="3"/>bw; <text:s/>bh; <text:s text:c="2"/>bws; <text:s/>bhs; <text:s/>area; <text:s/>areas; equidiams</text:p>
      <text:p text:style-name="Preformatted_20_Text">[nr];<text:tab/>[s]; <text:s/>[px]; [px];<text:tab/>[px]; [px]; [px]; [px]; [µm]; [µm]; [px²]; [µm²]; [µm]</text:p>
      <text:p text:style-name="Preformatted_20_Text">0;<text:tab/>0;<text:tab/> <text:s text:c="2"/><text:span text:style-name="T86">10</text:span>;<text:tab/><text:span text:style-name="T86">12</text:span>1;<text:tab/>16;<text:tab/> 11;<text:tab/> <text:s/>1;<text:tab/> <text:s text:c="2"/>1; <text:s text:c="3"/>5; <text:s text:c="3"/>5;<text:tab/><text:span text:style-name="T86">12412</text:span>;<text:tab/><text:span text:style-name="T86">23423</text:span>;<text:tab/><text:span text:style-name="T86">15</text:span></text:p>
      <text:p text:style-name="Preformatted_20_Text">0;<text:tab/>0;<text:tab/> <text:s text:c="2"/><text:span text:style-name="T86">44</text:span>;<text:tab/><text:span text:style-name="T86">55</text:span>;<text:tab/><text:span text:style-name="T86">2</text:span>64;<text:tab/> 116; <text:s/>1;<text:tab/> <text:s text:c="2"/>1; <text:s text:c="3"/>5; <text:s text:c="3"/>5;<text:tab/><text:span text:style-name="T86">5125</text:span>;<text:tab/><text:span text:style-name="T86">63464</text:span>;<text:tab/><text:span text:style-name="T86">155</text:span></text:p>
      <text:p text:style-name="Preformatted_20_Text">0;<text:tab/>0; <text:tab/> <text:s text:c="2"/><text:span text:style-name="T86">49</text:span>;<text:tab/><text:span text:style-name="T86">345</text:span>;<text:tab/><text:span text:style-name="T86">7</text:span>4; <text:s text:c="2"/>14;<text:tab/> <text:s/>1;<text:tab/> <text:s text:c="2"/>1; <text:s text:c="3"/>5; <text:s text:c="3"/>5;<text:tab/><text:span text:style-name="T86">6345</text:span>0;<text:tab/><text:span text:style-name="T86">23533</text:span>;<text:tab/><text:span text:style-name="T86">51</text:span></text:p>
      <text:p text:style-name="Preformatted_20_Text">...</text:p>
      <text:p text:style-name="P5"><text:bookmark-start text:name="__RefHeading___Toc1165_1063066318"/>Row <text:span text:style-name="T87">Description:</text:span><text:bookmark-end text:name="__RefHeading___Toc1165_1063066318"/></text:p>
      <text:list xml:id="list164840553354283" text:continue-numbering="true" text:style-name="L3">
        <text:list-item>
          <text:p text:style-name="P62">image [nr]: image number starting with image 0.</text:p>
        </text:list-item>
        <text:list-item>
          <text:p text:style-name="P62">time [s]: Time when the the image was taken in seconds. </text:p>
        </text:list-item>
        <text:list-item>
          <text:p text:style-name="P64">cx [px]: <text:span text:style-name="T81">Center x-coordinate of object</text:span></text:p>
        </text:list-item>
        <text:list-item>
          <text:p text:style-name="P64"><text:soft-page-break/>cy [px]: <text:span text:style-name="T81">Center y-coordinate of the object.</text:span></text:p>
        </text:list-item>
        <text:list-item>
          <text:p text:style-name="P65">bx [px]: <text:span text:style-name="T81">Bounding box x-cooedinate of the detected object.</text:span></text:p>
        </text:list-item>
        <text:list-item>
          <text:p text:style-name="P65">by [px]: <text:span text:style-name="T81">Bounding box y-coordinate of the detected object.</text:span></text:p>
        </text:list-item>
        <text:list-item>
          <text:p text:style-name="P65">bw [px]: <text:span text:style-name="T81">Bounding box width of the object in pixels.</text:span></text:p>
        </text:list-item>
        <text:list-item>
          <text:p text:style-name="P65">bh [px]: <text:span text:style-name="T81">Bounding box height of the detected object in pixels.</text:span></text:p>
        </text:list-item>
        <text:list-item>
          <text:p text:style-name="P65">bws [µm]: <text:span text:style-name="T81">Bounding box width of the object in µm.</text:span></text:p>
        </text:list-item>
        <text:list-item>
          <text:p text:style-name="P65">bhs [µm]: <text:span text:style-name="T81">Bounding box height of the object µm.</text:span></text:p>
        </text:list-item>
        <text:list-item>
          <text:p text:style-name="P67">area [px²]: Area of the obejct in pixels.</text:p>
        </text:list-item>
        <text:list-item>
          <text:p text:style-name="P68">area<text:span text:style-name="T83">s</text:span> [<text:span text:style-name="T83">µm</text:span>²]: <text:span text:style-name="T82">Area of the object in µm².</text:span></text:p>
        </text:list-item>
        <text:list-item>
          <text:p text:style-name="P68">equidiams [µm]: Equivalent Diameter calculated from area in µm.</text:p>
        </text:list-item>
      </text:list>
      <text:p text:style-name="P17"><text:span text:style-name="Source_20_Text"/></text:p>
      <text:p text:style-name="P26"><text:span text:style-name="Source_20_Text"><text:span text:style-name="T93">The particleflow.csv</text:span></text:span><text:span text:style-name="T80"> which looks like that:</text:span></text:p>
      <text:p text:style-name="P25">image;<text:tab/>time;<text:tab/><text:span text:style-name="T94">particles</text:span>;<text:tab/><text:span text:style-name="T94">particleflow</text:span></text:p>
      <text:p text:style-name="P25">[nr];<text:tab/>[s];<text:tab/>[<text:span text:style-name="T94">num</text:span>];<text:tab/><text:tab/>[p<text:span text:style-name="T94">articles/s</text:span>]</text:p>
      <text:p text:style-name="P25">0;<text:tab/>0;<text:tab/><text:tab/><text:span text:style-name="T86">10</text:span>;<text:tab/><text:tab/><text:tab/><text:span text:style-name="T94">5</text:span>1</text:p>
      <text:p text:style-name="P25">0;<text:tab/><text:span text:style-name="T94">1</text:span>;<text:tab/><text:tab/><text:span text:style-name="T94">20</text:span>;<text:tab/><text:tab/><text:tab/><text:span text:style-name="T94">102</text:span></text:p>
      <text:p text:style-name="P25">...</text:p>
      <text:p text:style-name="P18"><text:bookmark-start text:name="__RefHeading___Toc1165_10630663181"/>Row <text:span text:style-name="T87">Description:</text:span><text:bookmark-end text:name="__RefHeading___Toc1165_10630663181"/></text:p>
      <text:list xml:id="list164838756795436" text:continue-numbering="true" text:style-name="L3">
        <text:list-item>
          <text:p text:style-name="P63">image [nr]: image number starting with image 0.</text:p>
        </text:list-item>
        <text:list-item>
          <text:p text:style-name="P63">time [s]: Time when the the image was taken in seconds. </text:p>
        </text:list-item>
        <text:list-item>
          <text:p text:style-name="P66"><text:span text:style-name="T94">particles</text:span> [<text:span text:style-name="T94">num</text:span>]: <text:span text:style-name="T94">Number of detected particles per frame.</text:span></text:p>
        </text:list-item>
        <text:list-item>
          <text:p text:style-name="P66"><text:span text:style-name="T94">particleflow</text:span> [p<text:span text:style-name="T94">articles/s</text:span>]: <text:span text:style-name="T94">Particle flow in particles per second.</text:span></text:p>
        </text:list-item>
      </text:list>
      <text:h text:style-name="P83" text:outline-level="1"><text:bookmark-start text:name="__RefHeading___Toc1149_1479127394"/>Particle Flow<text:bookmark-end text:name="__RefHeading___Toc1149_1479127394"/></text:h>
      <text:p text:style-name="P69"><text:span text:style-name="T102">This section gives</text:span> a <text:span text:style-name="T117">brief overview</text:span> o<text:span text:style-name="T117">f</text:span> how the particle flow rate is <text:span text:style-name="T98">calculated</text:span>.</text:p>
      <text:p text:style-name="P5">Volumetric flow rate ist defined as <draw:frame draw:style-name="fr1" draw:name="Objekt1" text:anchor-type="as-char" svg:y="-0.619cm" svg:width="1.554cm" svg:height="0.99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70"><text:span text:style-name="T98">We define the particle flow as </text:span><text:span text:style-name="T98"><draw:frame draw:style-name="fr1" draw:name="Objekt3" text:anchor-type="as-char" svg:y="-0.383cm" svg:width="1.498cm" svg:height="0.473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98">, where</text:span><text:span text:style-name="T98"><draw:frame draw:style-name="fr1" draw:name="Objekt7" text:anchor-type="as-char" svg:y="-0.377cm" svg:width="0.422cm" svg:height="0.467cm" draw:z-index="3"><draw:object xlink:href="./Object 7" xlink:type="simple" xlink:show="embed" xlink:actuate="onLoad"/><draw:image xlink:href="./ObjectReplacements/Object 7" xlink:type="simple" xlink:show="embed" xlink:actuate="onLoad"/><svg:desc>Formel</svg:desc></draw:frame></text:span><text:span text:style-name="T98">is the particle density and it’s defined as the number of particles per volume </text:span><text:span text:style-name="T98"><draw:frame draw:style-name="fr1" draw:name="Objekt4" text:anchor-type="as-char" svg:y="-0.619cm" svg:width="1.367cm" svg:height="1.062cm" draw:z-index="4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98">. Please note that this is an analoge definition of the m</text:span>ass flow <text:span text:style-name="T95">rate (</text:span><draw:frame draw:style-name="fr1" draw:name="Objekt2" text:anchor-type="as-char" svg:y="-0.383cm" svg:width="1.558cm" svg:height="0.489cm" draw:z-index="7"><draw:object xlink:href="./Object 2" xlink:type="simple" xlink:show="embed" xlink:actuate="onLoad"/><draw:image xlink:href="./ObjectReplacements/Object 2" xlink:type="simple" xlink:show="embed" xlink:actuate="onLoad"/><svg:desc>Formel</svg:desc></draw:frame><text:span text:style-name="T98">). The value of</text:span><text:span text:style-name="T98"><draw:frame draw:style-name="fr1" draw:name="Objekt5" text:anchor-type="as-char" svg:y="-0.377cm" svg:width="0.466cm" svg:height="0.467cm" draw:z-index="8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98">is the number of detected particles per second. </text:span></text:p>
      <text:p text:style-name="P71"><text:span text:style-name="T118">A short example: The v</text:span>olume<text:span text:style-name="T99">tric</text:span> flow rate<draw:frame draw:style-name="fr1" draw:name="Objekt6" text:anchor-type="as-char" svg:y="-0.383cm" svg:width="0.52cm" svg:height="0.473cm" draw:z-index="2"><draw:object xlink:href="./Object 6" xlink:type="simple" xlink:show="embed" xlink:actuate="onLoad"/><draw:image xlink:href="./ObjectReplacements/Object 6" xlink:type="simple" xlink:show="embed" xlink:actuate="onLoad"/><svg:desc>Formel</svg:desc></draw:frame> <text:span text:style-name="T100">through the inhale inlet </text:span>is <text:span text:style-name="T96">125 cm³/s, where the typical tidal volume of an adult is </text:span>500 cm³ <text:span text:style-name="T100">and the breathing time is 4 seconds (2 seconds to breath in and 2 to breath out, or ~15 breaths per minute). We multiply the estimated volumetric flow rate</text:span><text:span text:style-name="T100"><draw:frame draw:style-name="fr1" draw:name="Objekt8" text:anchor-type="as-char" svg:y="-0.383cm" svg:width="0.52cm" svg:height="0.473cm" draw:z-index="5"><draw:object xlink:href="./Object 8" xlink:type="simple" xlink:show="embed" xlink:actuate="onLoad"/><draw:image xlink:href="./ObjectReplacements/Object 8" xlink:type="simple" xlink:show="embed" xlink:actuate="onLoad"/><svg:desc>Formel</svg:desc></draw:frame></text:span><text:span text:style-name="T100">with the particle density of the measuring volume </text:span><text:span text:style-name="T100"><draw:frame draw:style-name="fr1" draw:name="Objekt9" text:anchor-type="as-char" svg:y="-0.377cm" svg:width="0.707cm" svg:height="0.531cm" draw:z-index="6"><draw:object xlink:href="./Object 9" xlink:type="simple" xlink:show="embed" xlink:actuate="onLoad"/><draw:image xlink:href="./ObjectReplacements/Object 9" xlink:type="simple" xlink:show="embed" xlink:actuate="onLoad"/><svg:desc>Formel</svg:desc></draw:frame></text:span><text:span text:style-name="T100">. The measuring volume is defined using the viewport passe-partout and the light courtain thickness of around 20 mm. For a passe-partout of 59.9x45.5 mm we get a volume of around 54.5 cm³. Particle density is 0.18 particles/cm³ for 10 detected particles. The particle flow rate is around 23 particles per second, assuming your estimated volumetric flow rate is 125 cm³/s.</text:span></text:p>
      <text:p text:style-name="P72">The tidal volume, breathing frequency <text:span text:style-name="T103">and light curtain width</text:span> can be changed usin<text:span text:style-name="T101">g the following URLs:</text:span></text:p>
      <text:list xml:id="list1015187606" text:style-name="L4">
        <text:list-item>
          <text:p text:style-name="P78"><text:span text:style-name="T43">Tidal volume: </text:span><text:a xlink:type="simple" xlink:href="http://192.168.1.10:5000/set_param/tidal_volume?value=450" text:style-name="Internet_20_link" text:visited-style-name="Visited_20_Internet_20_Link"><text:span text:style-name="T3">http://</text:span></text:a><text:a xlink:type="simple" xlink:href="http://192.168.1.10:5000/set_param/tidal_volume?value=450" text:style-name="Internet_20_link" text:visited-style-name="Visited_20_Internet_20_Link"><text:span text:style-name="T43">&lt;ip_address&gt;</text:span></text:a><text:a xlink:type="simple" xlink:href="http://192.168.1.10:5000/set_param/tidal_volume?value=450" text:style-name="Internet_20_link" text:visited-style-name="Visited_20_Internet_20_Link"><text:span text:style-name="T3">:5000/set_param/tidal_volume?value=4</text:span></text:a><text:a xlink:type="simple" xlink:href="http://192.168.1.10:5000/set_param/tidal_volume?value=450" text:style-name="Internet_20_link" text:visited-style-name="Visited_20_Internet_20_Link"><text:span text:style-name="T43">7</text:span></text:a><text:a xlink:type="simple" xlink:href="http://192.168.1.10:5000/set_param/tidal_volume?value=450" text:style-name="Internet_20_link" text:visited-style-name="Visited_20_Internet_20_Link"><text:span text:style-name="T3">0</text:span></text:a></text:p>
        </text:list-item>
        <text:list-item>
          <text:p text:style-name="P78"><text:span text:style-name="T43">Breathing frequency: </text:span><text:a xlink:type="simple" xlink:href="http://192.168.1.10:5000/set_param/breath_freq?value=14" text:style-name="Internet_20_link" text:visited-style-name="Visited_20_Internet_20_Link"><text:span text:style-name="T3">http://</text:span></text:a><text:a xlink:type="simple" xlink:href="http://192.168.1.10:5000/set_param/breath_freq?value=14" text:style-name="Internet_20_link" text:visited-style-name="Visited_20_Internet_20_Link"><text:span text:style-name="T43">&lt;ip_address&gt;</text:span></text:a><text:a xlink:type="simple" xlink:href="http://192.168.1.10:5000/set_param/breath_freq?value=14" text:style-name="Internet_20_link" text:visited-style-name="Visited_20_Internet_20_Link"><text:span text:style-name="T3">:5000/set_param/</text:span></text:a><text:a xlink:type="simple" xlink:href="http://192.168.1.10:5000/set_param/breath_freq?value=14" text:style-name="Internet_20_link" text:visited-style-name="Visited_20_Internet_20_Link"><text:span text:style-name="T43">breath</text:span></text:a><text:a xlink:type="simple" xlink:href="http://192.168.1.10:5000/set_param/breath_freq?value=14" text:style-name="Internet_20_link" text:visited-style-name="Visited_20_Internet_20_Link"><text:span text:style-name="T3">_</text:span></text:a><text:a xlink:type="simple" xlink:href="http://192.168.1.10:5000/set_param/breath_freq?value=14" text:style-name="Internet_20_link" text:visited-style-name="Visited_20_Internet_20_Link"><text:span text:style-name="T43">freq</text:span></text:a><text:a xlink:type="simple" xlink:href="http://192.168.1.10:5000/set_param/breath_freq?value=14" text:style-name="Internet_20_link" text:visited-style-name="Visited_20_Internet_20_Link"><text:span text:style-name="T3">?value=</text:span></text:a><text:a xlink:type="simple" xlink:href="http://192.168.1.10:5000/set_param/breath_freq?value=14" text:style-name="Internet_20_link" text:visited-style-name="Visited_20_Internet_20_Link"><text:span text:style-name="T43">14</text:span></text:a></text:p>
        </text:list-item>
        <text:list-item>
          <text:p text:style-name="P79"><text:span text:style-name="T44">Light curtain width: </text:span><text:a xlink:type="simple" xlink:href="http://192.168.1.10:5000/set_param/light_curtain_width?value=20" text:style-name="Internet_20_link" text:visited-style-name="Visited_20_Internet_20_Link">http://192.168.1.10:5000/set_param/light_curtain_width?value=20</text:a></text:p>
          <text:p text:style-name="P73"/>
          <text:p text:style-name="P73"/>
        </text:list-item>
      </text:list>
      <text:p text:style-name="P72"/>
      <text:p text:style-name="P72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0.5pt" officeooo:rsid="0003300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/>
      </style:paragraph-properties>
      <style:text-properties fo:color="#2a6099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f7"/>
      <style:paragraph-properties fo:margin-top="0cm" fo:margin-bottom="0cm" loext:contextual-spacing="false" style:page-number="auto" fo:background-color="#eeeef7" fo:padding="0.049cm" fo:border="none" style:shadow="none">
        <style:tab-stops/>
      </style:paragraph-properties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247cm" fo:margin-bottom="0.212cm" loext:contextual-spacing="false" fo:background-color="transparent"/>
      <style:text-properties fo:font-size="10.5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.5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99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SANSAERO Portable Camera System - User Manual</text:title><text:tab/><text:date style:data-style-name="N10030" text:date-value="2022-05-18T09:35:48.916000197" text:fixed="true">18/05/22</text:date></text:p>
      </style:header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09:31:59.076000000</meta:creation-date>
    <dc:date>2022-07-08T16:42:07.485918037</dc:date>
    <meta:editing-duration>P2DT16H19M38S</meta:editing-duration>
    <meta:editing-cycles>151</meta:editing-cycles>
    <meta:generator>LibreOffice/6.0.7.3$Linux_X86_64 LibreOffice_project/00m0$Build-3</meta:generator>
    <dc:title>SANSAERO Portable Camera System - User Manual</dc:title>
    <meta:document-statistic meta:table-count="1" meta:image-count="0" meta:object-count="9" meta:page-count="9" meta:paragraph-count="185" meta:word-count="1867" meta:character-count="11369" meta:non-whitespace-character-count="9646"/>
  </office:meta>
</office:document-meta>
</file>

<file path=Object 1/content.xml><?xml version="1.0" encoding="utf-8"?>
<math xmlns="http://www.w3.org/1998/Math/MathML" display="block">
  <semantics>
    <mrow>
      <mover accent="true">
        <mi>V</mi>
        <mo stretchy="false">˙</mo>
      </mover>
      <mo stretchy="false">=</mo>
      <mfrac>
        <mrow>
          <mstyle mathvariant="normal">
            <mi mathvariant="normal">d</mi>
          </mstyle>
          <mi>V</mi>
        </mrow>
        <mrow>
          <mstyle mathvariant="normal">
            <mi mathvariant="normal">d</mi>
          </mstyle>
          <mi>t</mi>
        </mrow>
      </mfrac>
    </mrow>
    <annotation encoding="StarMath 5.0">dot V = {nitalic d V} over {nitalic d t} </annotation>
  </semantics>
</math>
</file>

<file path=Object 2/content.xml><?xml version="1.0" encoding="utf-8"?>
<math xmlns="http://www.w3.org/1998/Math/MathML" display="block">
  <semantics>
    <mrow>
      <mover accent="true">
        <mi>m</mi>
        <mo stretchy="false">˙</mo>
      </mover>
      <mo stretchy="false">=</mo>
      <mrow>
        <mi>ϱ</mi>
        <mo stretchy="false">⋅</mo>
        <mover accent="true">
          <mi>V</mi>
          <mo stretchy="false">˙</mo>
        </mover>
      </mrow>
    </mrow>
    <annotation encoding="StarMath 5.0">dot m = %varrho cdot dot V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˙</mo>
      </mover>
      <mo stretchy="false">=</mo>
      <mrow>
        <mi>n</mi>
        <mo stretchy="false">⋅</mo>
        <mover accent="true">
          <mi>V</mi>
          <mo stretchy="false">˙</mo>
        </mover>
      </mrow>
    </mrow>
    <annotation encoding="StarMath 5.0">dot p = n cdot dot V</annotation>
  </semantics>
</math>
</file>

<file path=Object 4/content.xml><?xml version="1.0" encoding="utf-8"?>
<math xmlns="http://www.w3.org/1998/Math/MathML" display="block">
  <semantics>
    <mrow>
      <mi>n</mi>
      <mo stretchy="false">=</mo>
      <mfrac>
        <mi>N</mi>
        <msub>
          <mi>V</mi>
          <mi>m</mi>
        </msub>
      </mfrac>
    </mrow>
    <annotation encoding="StarMath 5.0">n = {N} over {V_m} </annotation>
  </semantics>
</math>
</file>

<file path=Object 5/content.xml><?xml version="1.0" encoding="utf-8"?>
<math xmlns="http://www.w3.org/1998/Math/MathML" display="block">
  <semantics>
    <mover accent="true">
      <mi>p</mi>
      <mo stretchy="false">˙</mo>
    </mover>
    <annotation encoding="StarMath 5.0">dot p
</annotation>
  </semantics>
</math>
</file>

<file path=Object 6/content.xml><?xml version="1.0" encoding="utf-8"?>
<math xmlns="http://www.w3.org/1998/Math/MathML" display="block">
  <semantics>
    <mover accent="true">
      <mi>V</mi>
      <mo stretchy="false">˙</mo>
    </mover>
    <annotation encoding="StarMath 5.0">dot V
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over accent="true">
      <mi>V</mi>
      <mo stretchy="false">˙</mo>
    </mover>
    <annotation encoding="StarMath 5.0">dot V
</annotation>
  </semantics>
</math>
</file>

<file path=Object 9/content.xml><?xml version="1.0" encoding="utf-8"?>
<math xmlns="http://www.w3.org/1998/Math/MathML" display="block">
  <semantics>
    <msub>
      <mi>V</mi>
      <mi>m</mi>
    </msub>
    <annotation encoding="StarMath 5.0">V_m
</annotation>
  </semantics>
</math>
</file>